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2000000484D212DDD8036A834.png" manifest:media-type="image/png"/>
  <manifest:file-entry manifest:full-path="Pictures/10000000000007CF00000465CEEBFD81EEBAFE80.png" manifest:media-type="image/png"/>
  <manifest:file-entry manifest:full-path="Pictures/10000000000007CF0000046541D6631DC9092179.png" manifest:media-type="image/png"/>
  <manifest:file-entry manifest:full-path="Pictures/10000000000007CF000004650C8E975AA5259F93.png" manifest:media-type="image/png"/>
  <manifest:file-entry manifest:full-path="Pictures/10000000000007CF00000465B81B583029C03321.png" manifest:media-type="image/png"/>
  <manifest:file-entry manifest:full-path="Pictures/10000000000007CF0000046505542E902AC692AE.png" manifest:media-type="image/png"/>
  <manifest:file-entry manifest:full-path="Pictures/10000000000007CF00000465ACABC88D38D53D47.png" manifest:media-type="image/png"/>
  <manifest:file-entry manifest:full-path="Pictures/1000000000000020000000204B249CA79A42C6D7.png" manifest:media-type="image/png"/>
  <manifest:file-entry manifest:full-path="Pictures/10000000000007CF00000465FAD622E673BDCE6A.png" manifest:media-type="image/png"/>
  <manifest:file-entry manifest:full-path="Pictures/10000000000007CF000004652801B5AE7D4584B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style:font-family-generic="modern"/>
    <style:font-face style:name="Arial1" svg:font-family="Arial" style:font-adornments="Regular" style:font-family-generic="swiss"/>
    <style:font-face style:name="DejaVu Sans Mono" svg:font-family="'DejaVu Sans Mono'" style:font-adornments="Book" style:font-family-generic="modern" style:font-pitch="fixed"/>
    <style:font-face style:name="Overpass1" svg:font-family="Overpass" style:font-pitch="variable"/>
    <style:font-face style:name="Overpass3" svg:font-family="Overpass" style:font-adornments="Bold" style:font-pitch="variable"/>
    <style:font-face style:name="Overpass" svg:font-family="Overpass" style:font-adornments="Light" style:font-pitch="variable"/>
    <style:font-face style:name="Overpass2" svg:font-family="Overpass" style:font-adornments="Semibold" style:font-pitch="variable"/>
    <style:font-face style:name="Overpass Light" svg:font-family="'Overpass Light'" style:font-pitch="variable"/>
    <style:font-face style:name="Overpass Mono" svg:font-family="'Overpass Mono'" style:font-adornments="Regular" style:font-pitch="variable"/>
    <style:font-face style:name="Overpass SemiBold" svg:font-family="'Overpass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4.065cm" fo:min-width="0cm"/>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14.065cm" fo:min-width="0cm"/>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11.789cm" fo:min-width="0cm"/>
    </style:style>
    <style:style style:name="gr7" style:family="graphic" style:parent-style-name="standard">
      <style:graphic-properties draw:stroke="none" draw:fill="none" fo:min-height="7.317cm"/>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2.89cm" fo:min-width="0cm"/>
    </style:style>
    <style:style style:name="gr9" style:family="graphic" style:parent-style-name="standard" style:list-style-name="L2">
      <style:graphic-properties draw:stroke="none" svg:stroke-color="#000000" draw:fill="none" draw:fill-color="#ffffff" draw:textarea-horizontal-align="left" draw:auto-grow-height="true" draw:auto-grow-width="false" fo:min-height="11.289cm" fo:min-width="0cm"/>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11" style:family="graphic" style:parent-style-name="standard" style:list-style-name="L2">
      <style:graphic-properties draw:stroke="none" svg:stroke-color="#000000" draw:fill="none" draw:fill-color="#ffffff" draw:textarea-horizontal-align="left" draw:auto-grow-height="true" draw:auto-grow-width="false" fo:min-height="10.191cm" fo:min-width="0cm"/>
    </style:style>
    <style:style style:name="gr12"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13" style:family="graphic" style:parent-style-name="standard" style:list-style-name="L2">
      <style:graphic-properties draw:stroke="none" svg:stroke-color="#000000" draw:fill="none" draw:fill-color="#ffffff" draw:textarea-horizontal-align="left" draw:auto-grow-height="true" draw:auto-grow-width="false" fo:min-height="10.191cm" fo:min-width="0cm"/>
    </style:style>
    <style:style style:name="pr1" style:family="presentation" style:parent-style-name="Interior_20_White-title">
      <style:graphic-properties fo:min-height="2.692cm"/>
    </style:style>
    <style:style style:name="pr2" style:family="presentation" style:parent-style-name="Interior_20_White-notes">
      <style:graphic-properties draw:fill-color="#ffffff" fo:min-height="11.43cm"/>
    </style:style>
    <style:style style:name="P1" style:family="paragraph">
      <style:paragraph-properties fo:margin-left="0cm" fo:margin-right="0.6cm" fo:margin-top="0.5cm" fo:margin-bottom="0cm" fo:text-indent="0cm"/>
    </style:style>
    <style:style style:name="P2" style:family="paragraph">
      <loext:graphic-properties draw:fill="none" draw:fill-color="#ffffff"/>
      <style:paragraph-properties fo:margin-left="0cm" fo:margin-right="0.6cm" fo:margin-top="0.5cm" fo:margin-bottom="0cm" fo:text-indent="0cm"/>
      <style:text-properties fo:font-size="14pt"/>
    </style:style>
    <style:style style:name="P3" style:family="paragraph">
      <loext:graphic-properties draw:fill-color="#ffffff"/>
      <style:text-properties fo:font-size="14pt"/>
    </style:style>
    <style:style style:name="P4" style:family="paragraph">
      <style:text-properties style:font-name="Overpass Mono" fo:font-size="14pt" style:font-size-asian="14pt" style:font-size-complex="14pt"/>
    </style:style>
    <style:style style:name="P5" style:family="paragraph">
      <loext:graphic-properties draw:fill="none"/>
      <style:text-properties style:font-name="Overpass Mono" fo:font-size="14pt" style:font-size-asian="14pt" style:font-size-complex="14pt"/>
    </style:style>
    <style:style style:name="P6" style:family="paragraph">
      <style:paragraph-properties fo:margin-left="0cm" fo:margin-right="0.6cm" fo:margin-top="0.5cm" fo:margin-bottom="0cm" fo:text-indent="0cm"/>
      <style:text-properties fo:font-size="14pt"/>
    </style:style>
    <style:style style:name="T1" style:family="text">
      <style:text-properties fo:font-variant="normal" fo:text-transform="none" fo:color="#000000" style:text-outline="false" style:text-line-through-style="none" style:text-line-through-type="none" style:text-position="0% 100%"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fo:font-style="normal" fo:text-shadow="none" style:text-underline-style="none" fo:font-weight="normal" style:font-name-asian="Arial" style:font-style-asian="normal" style:font-weight-asian="normal" style:font-name-complex="Arial"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Overpass Mono"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 style:family="text">
      <style:text-properties style:font-name="Overpass Mono" fo:font-size="14pt" style:font-size-asian="14pt" style:font-size-complex="14pt"/>
    </style:style>
    <style:style style:name="T5" style:family="text">
      <style:text-properties fo:font-variant="normal" fo:text-transform="none" fo:color="#000000" style:text-outline="false" style:text-line-through-style="none" style:text-line-through-type="none" style:text-position="0% 100%" fo:font-size="14pt" fo:font-style="normal" fo:text-shadow="none" style:text-underline-style="none" fo:font-weight="normal" style:font-name-asian="Arial" style:font-style-asian="normal" style:font-weight-asian="normal" style:font-name-complex="Arial"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DejaVu Sans Mono"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1"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9" style:family="text">
      <style:text-properties style:font-name="Liberation Sans1" fo:font-size="14pt"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1" draw:text-style-name="P2" draw:layer="layout" svg:width="21.776cm" svg:height="11.539cm" svg:x="7.442cm" svg:y="5.691cm">
          <draw:text-box>
            <text:list text:style-name="L2">
              <text:list-item>
                <text:p text:style-name="P1"><text:span text:style-name="T1">The problem:</text:span></text:p>
                <text:list>
                  <text:list-item>
                    <text:p text:style-name="P1"><text:span text:style-name="T2">ThreadLocals, as they stand, do not scale well, especially when we expect to have tens of thousands (millions?) of lightweight virtual threads.</text:span></text:p>
                  </text:list-item>
                  <text:list-item>
                    <text:p text:style-name="P1"><text:span text:style-name="T2">ThreadLocal inheritance works by cloning the entire set of InheritableThreadLocals from parent thread to child thread. All per-thread resources are significant when there’s a million threads</text:span></text:p>
                  </text:list-item>
                  <text:list-item>
                    <text:p text:style-name="P1"><text:span text:style-name="T2">We would like to be able to provide inheritance not just for threads but also for other concurrency mechanisms such as parallel streams. These are particularly problematic at present: stream components cannot use thread locals at all.</text:span></text:p>
                  </text:list-item>
                  <text:list-item>
                    <text:p text:style-name="P1"><text:span text:style-name="T2">We have considered several ways to solve this problem, and have implemented some of them</text:span></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1" presentation:class="page"/>
          <draw:frame presentation:style-name="pr2" draw:text-style-name="P3" draw:layer="layout" svg:width="15.24cm" svg:height="11.43cm" svg:x="1.905cm" svg:y="12.065cm" presentation:class="notes" presentation:placeholder="true">
            <draw:text-box/>
          </draw:frame>
        </presentation:notes>
      </draw:page>
      <draw:page draw:name="page2"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3" draw:text-style-name="P2" draw:layer="layout" svg:width="21.776cm" svg:height="11.539cm" svg:x="7.442cm" svg:y="5.691cm">
          <draw:text-box>
            <text:list text:style-name="L2">
              <text:list-item>
                <text:p text:style-name="P1"><text:span text:style-name="T1">Problems with Thread Locals are not confined to copying:</text:span></text:p>
                <text:list>
                  <text:list-item>
                    <text:p text:style-name="P1"><text:span text:style-name="T2">Many users an libraries subclass Thread and add fields to it because ThreadLocals are slow, but we’ve closed off that option for virtual threads</text:span></text:p>
                  </text:list-item>
                  <text:list-item>
                    <text:p text:style-name="P1"><text:span text:style-name="T2">A value can remain set long after it has outlived its use, so class ThreadLocal uses weak references (or equivalent) for keys. If we were not to do this, any set-but-neglected TL would mean that its class loader (and all classes loaded by that class loader) would be kept alive forever. This would be true even if the TL's key became unreachable.</text:span></text:p>
                    <text:p text:style-name="P1"><text:span text:style-name="T1">These </text:span><text:span text:style-name="T2">weak references make the thread-local hash map larger than we’d like (and substantially slow the fast path.)</text:span></text:p>
                  </text:list-item>
                  <text:list-item>
                    <text:p text:style-name="P1"><text:span text:style-name="T1">Also, the set of </text:span><text:span text:style-name="T2">ThreadLocals is mutable and unsynchronized, so it cannot be shared between threads.</text:span></text:p>
                  </text:list-item>
                </text:list>
              </text:list-item>
            </text:list>
          </draw:text-box>
        </draw:frame>
        <presentation:notes draw:style-name="dp2" presentation:use-date-time-name="dtd1">
          <draw:page-thumbnail draw:style-name="gr2" draw:layer="layout" svg:width="16.934cm" svg:height="9.525cm" svg:x="1.058cm" svg:y="1.904cm" draw:page-number="2" presentation:class="page"/>
          <draw:frame presentation:style-name="pr2" draw:text-style-name="P3" draw:layer="layout" svg:width="15.24cm" svg:height="11.43cm" svg:x="1.905cm" svg:y="12.065cm" presentation:class="notes" presentation:placeholder="true">
            <draw:text-box/>
          </draw:frame>
        </presentation:notes>
      </draw:page>
      <draw:page draw:name="page3"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4" draw:text-style-name="P2" draw:layer="layout" svg:width="21.776cm" svg:height="14.315cm" svg:x="7.442cm" svg:y="5.691cm">
          <draw:text-box>
            <text:list text:style-name="L2">
              <text:list-item>
                <text:p text:style-name="P1"><text:span text:style-name="T1">Idea 1:</text:span></text:p>
                <text:list>
                  <text:list-item>
                    <text:p text:style-name="P1"><text:span text:style-name="T2">Implement a new kind of ThreadLocal, perhaps as a subclass of ThreadLocal, which implements all the methods of ThreadLocal, but in a more lightweight way.</text:span></text:p>
                    <text:list>
                      <text:list-item>
                        <text:p text:style-name="P1"><text:span text:style-name="T1">We could pass a reference to a parent’s ThreadLocal map to a child, first marking the ThreadLocal map as immutable. The child thread would then be able to mutate its ThreadLocal map, which would be lazily created. </text:span></text:p>
                      </text:list-item>
                      <text:list-item>
                        <text:p text:style-name="P1"><text:span text:style-name="T1">An idea: make the parent’s ThreadLocalMap copy-on-write</text:span></text:p>
                      </text:list-item>
                      <text:list-item>
                        <text:p text:style-name="P1"><text:span text:style-name="T1">If the parent mutates its </text:span><text:span text:style-name="T2">ThreadLocal map while a child was running, clone the parent <text:s/>map, and mark the clone mutable, leaving any children with a reference to the immutable copy. </text:span></text:p>
                      </text:list-item>
                      <text:list-item>
                        <text:p text:style-name="P1"><text:span text:style-name="T2">It would also make class ThreadLocal (even) more complex than it is at present.</text:span></text:p>
                      </text:list-item>
                    </text:list>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3" presentation:class="page"/>
          <draw:frame presentation:style-name="pr2" draw:text-style-name="P3" draw:layer="layout" svg:width="15.24cm" svg:height="11.43cm" svg:x="1.905cm" svg:y="12.065cm" presentation:class="notes" presentation:placeholder="true">
            <draw:text-box/>
          </draw:frame>
        </presentation:notes>
      </draw:page>
      <draw:page draw:name="page4"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5" draw:text-style-name="P2" draw:layer="layout" svg:width="21.776cm" svg:height="14.315cm" svg:x="7.442cm" svg:y="5.691cm">
          <draw:text-box>
            <text:list text:style-name="L2">
              <text:list-item>
                <text:p text:style-name="P1"><text:span text:style-name="T1">Idea 1:</text:span></text:p>
                <text:list>
                  <text:list-item>
                    <text:p text:style-name="P1"><text:span text:style-name="T2">The API for this is identical to that of the existing </text:span><text:span text:style-name="T3">InheritableThreadLocal</text:span><text:span text:style-name="T2">, but with some different behaviour under the hood.</text:span></text:p>
                  </text:list-item>
                  <text:list-item>
                    <text:p text:style-name="P1"><text:span text:style-name="T2">This could be made to work but places a burden on the user to be very careful. It’s not hard to envisage situations where this would be very expensive if a parent was mutating its set of ThreadLocals while launching many child threads. There’s a lot of activity going on under the hood.</text:span></text:p>
                    <text:p text:style-name="P1"><text:span text:style-name="T2"/></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4" presentation:class="page"/>
          <draw:frame presentation:style-name="pr2" draw:text-style-name="P3" draw:layer="layout" svg:width="15.24cm" svg:height="11.43cm" svg:x="1.905cm" svg:y="12.065cm" presentation:class="notes" presentation:placeholder="true">
            <draw:text-box/>
          </draw:frame>
        </presentation:notes>
      </draw:page>
      <draw:page draw:name="page5"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6" draw:text-style-name="P2" draw:layer="layout" svg:width="21.776cm" svg:height="12.039cm" svg:x="7.442cm" svg:y="5.691cm">
          <draw:text-box>
            <text:list text:style-name="L2">
              <text:list-item>
                <text:p text:style-name="P1"><text:span text:style-name="T1">Idea 2:</text:span></text:p>
                <text:list>
                  <text:list-item>
                    <text:p text:style-name="P1"><text:span text:style-name="T2">Implement scope local values, much like Lisp special variables. These acquire a value on entry into a lexical scope, and when that lexical scope terminates, the previous value of that variable is restored. </text:span></text:p>
                  </text:list-item>
                  <text:list-item>
                    <text:p text:style-name="P1"><text:span text:style-name="T2">The set of such values can be inherited simply by passing a reference to the list of bound values from parent to child</text:span></text:p>
                  </text:list-item>
                  <text:list-item>
                    <text:p text:style-name="P1"><text:span text:style-name="T2">If a child were to bind some scope local values, its list of bindings would chain to those of its parent</text:span></text:p>
                  </text:list-item>
                  <text:list-item>
                    <text:p text:style-name="P1"><text:span text:style-name="T2">These scope locals are entirely independent of a class’s ThreadLocals, so can be handled in a much more efficient way if bound values are immutable. This immutability means, in particular, that bindings can be efficiently cached locally</text:span></text:p>
                  </text:list-item>
                  <text:list-item>
                    <text:p text:style-name="P1"><text:span text:style-name="T2">A cache provides a fast path that in practice is as fast as a local variable.</text:span></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5" presentation:class="page"/>
          <draw:frame presentation:style-name="pr2" draw:text-style-name="P3" draw:layer="layout" svg:width="15.24cm" svg:height="11.43cm" svg:x="1.905cm" svg:y="12.065cm" presentation:class="notes" presentation:placeholder="true">
            <draw:text-box/>
          </draw:frame>
        </presentation:notes>
      </draw:page>
      <draw:page draw:name="page6"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7" draw:text-style-name="P5" draw:layer="layout" svg:width="23.444cm" svg:height="8.526cm" svg:x="5.685cm" svg:y="5.514cm">
          <draw:text-box>
            <text:p text:style-name="P4"><text:span text:style-name="T1">Idea 2: scope locals </text:span></text:p>
            <text:p text:style-name="P4"><text:span text:style-name="T3"/></text:p>
            <text:p text:style-name="P4"><text:span text:style-name="T4">public class FiberTest {</text:span></text:p>
            <text:p text:style-name="P4"><text:span text:style-name="T4"/></text:p>
            <text:p text:style-name="P4"><text:span text:style-name="T4"><text:s text:c="4"/></text:span><text:span text:style-name="T4">// Create the key for a scope-local variable</text:span></text:p>
            <text:p text:style-name="P4"><text:span text:style-name="T4"><text:s text:c="4"/></text:span><text:span text:style-name="T4">static final Scoped&lt;Integer&gt; v1 = Scoped.forType(Integer.class);</text:span></text:p>
            <text:p text:style-name="P4"><text:span text:style-name="T4"/></text:p>
            <text:p text:style-name="P4"><text:span text:style-name="T4"><text:s text:c="4"/></text:span><text:span text:style-name="T4">void run() {</text:span></text:p>
            <text:p text:style-name="P4"><text:span text:style-name="T4"><text:s text:c="8"/></text:span><text:span text:style-name="T4">try (var dummy = v1.bind(99)) {</text:span></text:p>
            <text:p text:style-name="P4"><text:span text:style-name="T4"><text:s text:c="12"/></text:span><text:span text:style-name="T4">Thread t = new Thread(() -&gt; System.out.println(v1.get());</text:span></text:p>
            <text:p text:style-name="P4"><text:span text:style-name="T4"><text:s text:c="12"/></text:span><text:span text:style-name="T4">t.start();</text:span><text:span text:style-name="T4"><text:line-break/></text:span><text:span text:style-name="T4"> <text:s text:c="8"/>}</text:span></text:p>
            <text:p text:style-name="P4"><text:span text:style-name="T4"><text:s text:c="4"/></text:span><text:span text:style-name="T4">}</text:span></text:p>
            <text:p text:style-name="P4"><text:span text:style-name="T4">}</text:span></text:p>
          </draw:text-box>
        </draw:frame>
        <draw:frame draw:style-name="gr8" draw:text-style-name="P2" draw:layer="layout" svg:width="21.776cm" svg:height="3.14cm" svg:x="5.019cm" svg:y="15.232cm">
          <draw:text-box>
            <text:list text:style-name="L2">
              <text:list-header>
                <text:p text:style-name="P1"><text:span text:style-name="T5">Disadvantage: this is an all-new class and an all-new API. Existing code will need to be heavily modified to use it</text:span></text:p>
                <text:list>
                  <text:list-item>
                    <text:list>
                      <text:list-item>
                        <text:list>
                          <text:list-header>
                            <text:p text:style-name="P1"><text:span text:style-name="T1"/></text:p>
                          </text:list-header>
                        </text:list>
                      </text:list-item>
                    </text:list>
                  </text:list-item>
                </text:list>
              </text:list-header>
            </text:list>
          </draw:text-box>
        </draw:frame>
        <presentation:notes draw:style-name="dp2" presentation:use-date-time-name="dtd1">
          <office:forms form:automatic-focus="false" form:apply-design-mode="false"/>
          <draw:page-thumbnail draw:style-name="gr2" draw:layer="layout" svg:width="16.934cm" svg:height="9.525cm" svg:x="1.058cm" svg:y="1.904cm" draw:page-number="6" presentation:class="page"/>
          <draw:frame presentation:style-name="pr2" draw:text-style-name="P3" draw:layer="layout" svg:width="15.24cm" svg:height="11.43cm" svg:x="1.905cm" svg:y="12.065cm" presentation:class="notes" presentation:placeholder="true">
            <draw:text-box/>
          </draw:frame>
        </presentation:notes>
      </draw:page>
      <draw:page draw:name="page7"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9" draw:text-style-name="P2" draw:layer="layout" svg:width="21.776cm" svg:height="11.539cm" svg:x="7.442cm" svg:y="5.691cm">
          <draw:text-box>
            <text:list text:style-name="L2">
              <text:list-item>
                <text:p text:style-name="P1"><text:span text:style-name="T1">Idea 3:</text:span></text:p>
                <text:list>
                  <text:list-item>
                    <text:p text:style-name="P1"><text:span text:style-name="T2">Most of the ideas we’ve considered avoid substantial changes to the VM, such as making thread-local storage something the VM does rather than library code.</text:span></text:p>
                    <text:p text:style-name="P1"><text:span text:style-name="T2">For example, we could put branching stacks (aka “cactus stacks”) into the VM itself, with child stacks chaining to those of the parent</text:span></text:p>
                    <text:p text:style-name="P1"><text:span text:style-name="T2">While this would work, and perhaps could be done efficiently, it doesn’t map well onto the JVM model, where stacks are allocated outside the heap, it’s not clear that the extra complexity would be justified, and the concurrency problems are nontrivial</text:span></text:p>
                  </text:list-item>
                  <text:list-item>
                    <text:p text:style-name="P1"><text:span text:style-name="T2">It’s important to note that the parent thread continues to run, so branching stacks are not simple to implement. Where would the branch point be? There may be language- and VM-dependent ways we can enforce this, but the restrictiveness and complexity of implementation doesn’t make it sound promising</text:span></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7" presentation:class="page"/>
          <draw:frame presentation:style-name="pr2" draw:text-style-name="P3" draw:layer="layout" svg:width="15.24cm" svg:height="11.43cm" svg:x="1.905cm" svg:y="12.065cm" presentation:class="notes" presentation:placeholder="true">
            <draw:text-box/>
          </draw:frame>
        </presentation:notes>
      </draw:page>
      <draw:page draw:name="page8"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0" draw:text-style-name="P2" draw:layer="layout" svg:width="21.776cm" svg:height="10.203cm" svg:x="7.442cm" svg:y="5.691cm">
          <draw:text-box>
            <text:list text:style-name="L2">
              <text:list-item>
                <text:p text:style-name="P1"><text:span text:style-name="T1">Idea 4: a halfway house</text:span></text:p>
                <text:list>
                  <text:list-item>
                    <text:p text:style-name="P1"><text:span text:style-name="T1">Something as familiar as a </text:span><text:span text:style-name="T6">ThreadLocal</text:span><text:span text:style-name="T1"> but more lightweight, so that using </text:span><text:span text:style-name="T6">ThreadLocal</text:span><text:span text:style-name="T1">s does not impose a disproportionate overhead on virtual threads</text:span></text:p>
                    <text:list>
                      <text:list-item>
                        <text:list>
                          <text:list-header>
                            <text:p text:style-name="P1"><text:span text:style-name="T1">To be lightweight, values should not be copied into child threads in the way of </text:span><text:span text:style-name="T6">InheritableThreadLocal</text:span><text:span text:style-name="T1">s, but instead should be referenced from the parent as needed</text:span></text:p>
                            <text:p text:style-name="P1"><text:span text:style-name="T1">This uses much of the internal machinery described in 2, scope locals</text:span></text:p>
                            <text:p text:style-name="P1"><text:span text:style-name="T6">get()</text:span><text:span text:style-name="T1">, in particular, should have a very low runtime overhead, ideally not much more than a field load. We don’t want searches every time </text:span><text:span text:style-name="T6">get()</text:span><text:span text:style-name="T1"> is invoked.</text:span></text:p>
                          </text:list-header>
                        </text:list>
                      </text:list-item>
                    </text:list>
                    <text:p text:style-name="P1"><text:span text:style-name="T1"/></text:p>
                  </text:list-item>
                </text:list>
              </text:list-item>
            </text:list>
          </draw:text-box>
        </draw:frame>
        <presentation:notes draw:style-name="dp2" presentation:use-date-time-name="dtd1">
          <draw:page-thumbnail draw:style-name="gr2" draw:layer="layout" svg:width="16.934cm" svg:height="9.525cm" svg:x="1.058cm" svg:y="1.904cm" draw:page-number="8" presentation:class="page"/>
          <draw:frame presentation:style-name="pr2" draw:text-style-name="P3" draw:layer="layout" svg:width="15.24cm" svg:height="11.43cm" svg:x="1.905cm" svg:y="12.065cm" presentation:class="notes" presentation:placeholder="true">
            <draw:text-box/>
          </draw:frame>
        </presentation:notes>
      </draw:page>
      <draw:page draw:name="page9"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1" draw:text-style-name="P2" draw:layer="layout" svg:width="21.776cm" svg:height="10.447cm" svg:x="7.442cm" svg:y="5.691cm">
          <draw:text-box>
            <text:list text:style-name="L2">
              <text:list-item>
                <text:p text:style-name="P1"><text:span text:style-name="T1">Two new methods:</text:span></text:p>
                <text:list>
                  <text:list-header>
                    <text:p text:style-name="P1"><text:span text:style-name="T6">static &lt;T&gt; ThreadLocal&lt;T&gt; ThreadLocal::forType(Class&lt;T&gt; klass)</text:span></text:p>
                    <text:list>
                      <text:list-item>
                        <text:p text:style-name="P1"><text:span text:style-name="T1">This factory method returns a </text:span><text:span text:style-name="T6">ThreadLocal</text:span><text:span text:style-name="T1"> instance whose current value can only be changed by invoking </text:span><text:span text:style-name="T6">bind()</text:span><text:span text:style-name="T1">. It does not support the </text:span><text:span text:style-name="T6">set()</text:span><text:span text:style-name="T1"> and </text:span><text:span text:style-name="T6">remove()</text:span><text:span text:style-name="T1"> methods.</text:span></text:p>
                      </text:list-item>
                    </text:list>
                    <text:p text:style-name="P1"><text:span text:style-name="T6">public ThreadLocalBinding ThreadLocal::bind(T t) {</text:span></text:p>
                    <text:list>
                      <text:list-item text:start-value="1">
                        <text:p text:style-name="P1"><text:span text:style-name="T1">Saves the current thread’s value of this thread-local variable. Sets the current value to the specified value. Returns a binding object that implements </text:span><text:span text:style-name="T6">AutoCloseable</text:span><text:span text:style-name="T1">. When </text:span><text:span text:style-name="T6">close()</text:span><text:span text:style-name="T1"> is invoked on a </text:span><text:span text:style-name="T6">ThreadLocalBinding</text:span><text:span text:style-name="T7">,</text:span><text:span text:style-name="T6"> </text:span><text:span text:style-name="T7">the previously saved value of the associated </text:span><text:span text:style-name="T6">ThreadLocal</text:span><text:span text:style-name="T7"> (if any) will be restored.</text:span></text:p>
                      </text:list-item>
                      <text:list-item>
                        <text:p text:style-name="P1"><text:span text:style-name="T7">Bindings must be properly nested: they must be closed in the reverse order they were set. All bindings must be closed before a thread, a stream or an </text:span><text:span text:style-name="T6">Executor</text:span><text:span text:style-name="T7"> terminates. If they are not, an exception will be thrown.</text:span></text:p>
                      </text:list-item>
                    </text:list>
                  </text:list-header>
                </text:list>
              </text:list-item>
            </text:list>
          </draw:text-box>
        </draw:frame>
        <presentation:notes draw:style-name="dp2" presentation:use-date-time-name="dtd1">
          <draw:page-thumbnail draw:style-name="gr2" draw:layer="layout" svg:width="16.934cm" svg:height="9.525cm" svg:x="1.058cm" svg:y="1.904cm" draw:page-number="9" presentation:class="page"/>
          <draw:frame presentation:style-name="pr2" draw:text-style-name="P3" draw:layer="layout" svg:width="15.24cm" svg:height="11.43cm" svg:x="1.905cm" svg:y="12.065cm" presentation:class="notes" presentation:placeholder="true">
            <draw:text-box/>
          </draw:frame>
        </presentation:notes>
      </draw:page>
      <draw:page draw:name="page10"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 Inheritance</text:p>
          </draw:text-box>
        </draw:frame>
        <draw:frame draw:style-name="gr12" draw:text-style-name="P2" draw:layer="layout" svg:width="21.776cm" svg:height="10.203cm" svg:x="7.442cm" svg:y="5.691cm">
          <draw:text-box>
            <text:list text:style-name="L2">
              <text:list-item>
                <text:p text:style-name="P1"><text:span text:style-name="T1">There are disadvantages:</text:span></text:p>
                <text:list>
                  <text:list-item>
                    <text:p text:style-name="P1"><text:span text:style-name="T1">A restricted form of ThreadLocal fails the Liskov Substitution Principle, in that an instance doesn’t fulfill the entire contract of a ThreadLocal.</text:span></text:p>
                  </text:list-item>
                  <text:list-item>
                    <text:p text:style-name="P1"><text:span text:style-name="T1"><text:s/></text:span><text:span text:style-name="T1">Does that matter? Thread locals are already optional in the current Loom prototype, so methods such as set() already throw UndefinedOperationException</text:span></text:p>
                    <text:p text:style-name="P1"><text:span text:style-name="T1"><text:s/></text:span></text:p>
                  </text:list-item>
                </text:list>
              </text:list-item>
            </text:list>
          </draw:text-box>
        </draw:frame>
        <presentation:notes draw:style-name="dp2" presentation:use-date-time-name="dtd1">
          <draw:page-thumbnail draw:style-name="gr2" draw:layer="layout" svg:width="16.934cm" svg:height="9.525cm" svg:x="1.058cm" svg:y="1.904cm" draw:page-number="10" presentation:class="page"/>
          <draw:frame presentation:style-name="pr2" draw:text-style-name="P3" draw:layer="layout" svg:width="15.24cm" svg:height="11.43cm" svg:x="1.905cm" svg:y="12.065cm" presentation:class="notes" presentation:placeholder="true">
            <draw:text-box/>
          </draw:frame>
        </presentation:notes>
      </draw:page>
      <draw:page draw:name="page11"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13" draw:text-style-name="P2" draw:layer="layout" svg:width="21.776cm" svg:height="10.442cm" svg:x="7.442cm" svg:y="5.691cm">
          <draw:text-box>
            <text:list text:style-name="L2">
              <text:list-item>
                <text:p text:style-name="P6"><text:span text:style-name="T1">About </text:span><text:span text:style-name="T3">bind()</text:span><text:span text:style-name="T1"> :</text:span></text:p>
                <text:list>
                  <text:list-item>
                    <text:p text:style-name="P6"><text:span text:style-name="T8">An alternative ThreadLocal binding method we have considered and implemented is</text:span></text:p>
                    <text:list>
                      <text:list-header>
                        <text:p text:style-name="P6"><text:span text:style-name="T6">public void ThreadLocal::bind(T value, Runnable r) {</text:span><text:span text:style-name="T6"><text:line-break/></text:span><text:span text:style-name="T6"> <text:s text:c="3"/>try (var dummy = bind(value)) {</text:span><text:span text:style-name="T6"><text:line-break/></text:span><text:span text:style-name="T6"> <text:s text:c="7"/>r.run();</text:span><text:span text:style-name="T6"><text:line-break/></text:span><text:span text:style-name="T6"> <text:s text:c="3"/>}</text:span><text:span text:style-name="T6"><text:line-break/></text:span><text:span text:style-name="T6">}</text:span></text:p>
                        <text:p text:style-name="P6"><text:span text:style-name="T8">used as</text:span></text:p>
                        <text:p text:style-name="P6"><text:span text:style-name="T4">tl.bind(6, () -&gt; System.out.println(tl.get()));</text:span></text:p>
                        <text:p text:style-name="P6"><text:span text:style-name="T9">This works but it requires more ceremony than TWR, and the enclosed Runnable can’t write to locals in the caller’s context. On the plus side, it’s secure in the sense that it’s impossible for a caller to use it in an unstructured way. It seems to us to be too heavyweight for this usage.</text:span></text:p>
                      </text:list-header>
                    </text:list>
                  </text:list-item>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11" presentation:class="page"/>
          <draw:frame presentation:style-name="pr2" draw:text-style-name="P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style:font-family-generic="modern"/>
    <style:font-face style:name="Arial1" svg:font-family="Arial" style:font-adornments="Regular" style:font-family-generic="swiss"/>
    <style:font-face style:name="DejaVu Sans Mono" svg:font-family="'DejaVu Sans Mono'" style:font-adornments="Book" style:font-family-generic="modern" style:font-pitch="fixed"/>
    <style:font-face style:name="Overpass1" svg:font-family="Overpass" style:font-pitch="variable"/>
    <style:font-face style:name="Overpass3" svg:font-family="Overpass" style:font-adornments="Bold" style:font-pitch="variable"/>
    <style:font-face style:name="Overpass" svg:font-family="Overpass" style:font-adornments="Light" style:font-pitch="variable"/>
    <style:font-face style:name="Overpass2" svg:font-family="Overpass" style:font-adornments="Semibold" style:font-pitch="variable"/>
    <style:font-face style:name="Overpass Light" svg:font-family="'Overpass Light'" style:font-pitch="variable"/>
    <style:font-face style:name="Overpass Mono" svg:font-family="'Overpass Mono'" style:font-adornments="Regular" style:font-pitch="variable"/>
    <style:font-face style:name="Overpass SemiBold" svg:font-family="'Overpass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7CF000004650C8E975AA5259F93.png" xlink:type="simple" xlink:show="embed" xlink:actuate="onLoad"/>
    <draw:fill-image draw:name="Bitmap_20_10" draw:display-name="Bitmap 10" xlink:href="Pictures/1000000000000020000000204B249CA79A42C6D7.png" xlink:type="simple" xlink:show="embed" xlink:actuate="onLoad"/>
    <draw:fill-image draw:name="Bitmap_20_3" draw:display-name="Bitmap 3" xlink:href="Pictures/10000000000007CF0000046505542E902AC692AE.png" xlink:type="simple" xlink:show="embed" xlink:actuate="onLoad"/>
    <draw:fill-image draw:name="Bitmap_20_4" draw:display-name="Bitmap 4" xlink:href="Pictures/10000000000007CF000004652801B5AE7D4584B5.png" xlink:type="simple" xlink:show="embed" xlink:actuate="onLoad"/>
    <draw:fill-image draw:name="Bitmap_20_5" draw:display-name="Bitmap 5" xlink:href="Pictures/10000000000007CF00000465FAD622E673BDCE6A.png" xlink:type="simple" xlink:show="embed" xlink:actuate="onLoad"/>
    <draw:fill-image draw:name="Bitmap_20_6" draw:display-name="Bitmap 6" xlink:href="Pictures/10000000000007CF00000465B81B583029C03321.png" xlink:type="simple" xlink:show="embed" xlink:actuate="onLoad"/>
    <draw:fill-image draw:name="Bitmap_20_7" draw:display-name="Bitmap 7" xlink:href="Pictures/10000000000007CF00000465ACABC88D38D53D47.png" xlink:type="simple" xlink:show="embed" xlink:actuate="onLoad"/>
    <draw:fill-image draw:name="Bitmap_20_8" draw:display-name="Bitmap 8" xlink:href="Pictures/10000000000007CF0000046541D6631DC9092179.png" xlink:type="simple" xlink:show="embed" xlink:actuate="onLoad"/>
    <draw:fill-image draw:name="Bitmap_20_9" draw:display-name="Bitmap 9" xlink:href="Pictures/10000000000007CF00000465CEEBFD81EEBAFE80.png" xlink:type="simple" xlink:show="embed" xlink:actuate="onLoad"/>
    <draw:marker draw:name="Arrow" svg:viewBox="0 0 20 30" svg:d="M10 0l-10 30h20z"/>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5" draw:fill="none" draw:fill-gradient-name="Gradient_20_1" draw:fill-hatch-name="Hatching_20_1" draw:fill-image-name="Bitmap_20_10"/>
      <style:text-properties style:font-name="Overpass" fo:font-family="Overpass" style:font-style-name="Light" style:font-pitch="variable"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fo:color="#ffffff"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Re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Red-backgroundobjects" style:family="presentation">
      <style:graphic-properties draw:stroke="none" svg:stroke-color="#3465a4" draw:fill="solid" draw:fill-color="#ffffff" draw:textarea-horizontal-align="justify" draw:textarea-vertical-align="bottom" fo:padding-top="0cm" fo:padding-bottom="0cm" fo:padding-left="0cm" fo:padding-right="0cm" draw:shadow="hidden" draw:shadow-offset-x="0.2cm" draw:shadow-offset-y="0.2cm" draw:shadow-color="#808080"/>
      <style:paragraph-properties fo:text-align="center"/>
      <style:text-properties fo:color="#000000" style:font-name="Overpass2" fo:font-family="Overpass" style:font-style-name="Semibold" style:font-pitch="variable" fo:font-size="8pt" fo:font-weight="600" style:letter-kerning="true"/>
    </style:style>
    <style:style style:name="TitleRed-notes" style:family="presentation">
      <style:graphic-properties draw:stroke="none" draw:fill="none">
        <text:list-style style:name="Title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Red-outline1">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outline2" style:family="presentation" style:parent-style-name="Title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3" style:family="presentation" style:parent-style-name="Title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Overpass" fo:font-family="Overpass" style:font-style-name="Light" style:font-pitch="variable" fo:font-size="14pt" fo:font-style="normal" fo:text-shadow="none" style:text-underline-style="none" fo:font-weight="250"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4" style:family="presentation" style:parent-style-name="Title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5" style:family="presentation" style:parent-style-name="Title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6" style:family="presentation" style:parent-style-name="Title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7" style:family="presentation" style:parent-style-name="Title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8" style:family="presentation" style:parent-style-name="Title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9" style:family="presentation" style:parent-style-name="Title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subtitle" style:family="presentation">
      <style:graphic-properties draw:stroke="none" draw:fill="none" draw:textarea-vertical-align="middle">
        <text:list-style style:name="Title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title" style:family="presentation">
      <style:graphic-properties draw:stroke="none" svg:stroke-color="#3465a4" draw:fill="none" draw:textarea-horizontal-align="justify" draw:textarea-vertical-align="top" fo:padding-top="0cm" fo:padding-bottom="0cm" fo:padding-left="0cm" fo:padding-right="0cm" draw:shadow-color="#000000">
        <text:list-style style:name="Title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48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ClosingR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Red-notes" style:family="presentation">
      <style:graphic-properties draw:stroke="none" draw:fill="none">
        <text:list-style style:name="Closing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R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outline2" style:family="presentation" style:parent-style-name="Closing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3" style:family="presentation" style:parent-style-name="Closing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4" style:family="presentation" style:parent-style-name="Closing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5" style:family="presentation" style:parent-style-name="Closing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6" style:family="presentation" style:parent-style-name="Closing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7" style:family="presentation" style:parent-style-name="Closing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8" style:family="presentation" style:parent-style-name="Closing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9" style:family="presentation" style:parent-style-name="Closing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subtitle" style:family="presentation">
      <style:graphic-properties draw:stroke="none" draw:fill="none" draw:textarea-vertical-align="middle">
        <text:list-style style:name="Closing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title" style:family="presentation">
      <style:graphic-properties draw:stroke="none" draw:fill="none" draw:textarea-horizontal-align="justify" draw:textarea-vertical-align="top" fo:padding-top="0cm" fo:padding-bottom="0cm" fo:padding-left="0cm" fo:padding-right="0cm">
        <text:list-style style:name="Closing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70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Black-background" style:family="presentation">
      <style:graphic-properties draw:stroke="none" draw:fill="solid" draw:fill-color="#141414"/>
      <style:text-properties style:letter-kerning="true"/>
    </style:style>
    <style:style style:name="TitleBlack-backgroundobjects" style:family="presentation">
      <style:graphic-properties draw:fill="solid" draw:fill-color="#ffffff" draw:textarea-horizontal-align="justify" draw:shadow="hidden" draw:shadow-offset-x="0.2cm" draw:shadow-offset-y="0.2cm" draw:shadow-color="#808080"/>
      <style:text-properties style:letter-kerning="true"/>
    </style:style>
    <style:style style:name="Titl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Black-outline1" style:family="presentation">
      <style:graphic-properties draw:stroke="none" draw:fill="none" draw:auto-grow-height="false" draw:fit-to-size="shrink-to-fit" style:shrink-to-fit="true">
        <text:list-style style:name="Titl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Black-outline2" style:family="presentation" style:parent-style-name="TitleBlack-outline1">
      <style:paragraph-properties fo:margin-top="0.4cm" fo:margin-bottom="0cm"/>
      <style:text-properties fo:font-size="28pt" style:font-size-asian="28pt" style:font-size-complex="28pt"/>
    </style:style>
    <style:style style:name="TitleBlack-outline3" style:family="presentation" style:parent-style-name="TitleBlack-outline2">
      <style:paragraph-properties fo:margin-top="0.3cm" fo:margin-bottom="0cm"/>
      <style:text-properties fo:font-size="24pt" style:font-size-asian="24pt" style:font-size-complex="24pt"/>
    </style:style>
    <style:style style:name="TitleBlack-outline4" style:family="presentation" style:parent-style-name="TitleBlack-outline3">
      <style:paragraph-properties fo:margin-top="0.2cm" fo:margin-bottom="0cm"/>
      <style:text-properties fo:font-size="20pt" style:font-size-asian="20pt" style:font-size-complex="20pt"/>
    </style:style>
    <style:style style:name="TitleBlack-outline5" style:family="presentation" style:parent-style-name="TitleBlack-outline4">
      <style:paragraph-properties fo:margin-top="0.1cm" fo:margin-bottom="0cm"/>
      <style:text-properties fo:font-size="20pt" style:font-size-asian="20pt" style:font-size-complex="20pt"/>
    </style:style>
    <style:style style:name="TitleBlack-outline6" style:family="presentation" style:parent-style-name="TitleBlack-outline5">
      <style:paragraph-properties fo:margin-top="0.1cm" fo:margin-bottom="0cm"/>
      <style:text-properties fo:font-size="20pt" style:font-size-asian="20pt" style:font-size-complex="20pt"/>
    </style:style>
    <style:style style:name="TitleBlack-outline7" style:family="presentation" style:parent-style-name="TitleBlack-outline6">
      <style:paragraph-properties fo:margin-top="0.1cm" fo:margin-bottom="0cm"/>
      <style:text-properties fo:font-size="20pt" style:font-size-asian="20pt" style:font-size-complex="20pt"/>
    </style:style>
    <style:style style:name="TitleBlack-outline8" style:family="presentation" style:parent-style-name="TitleBlack-outline7">
      <style:paragraph-properties fo:margin-top="0.1cm" fo:margin-bottom="0cm"/>
      <style:text-properties fo:font-size="20pt" style:font-size-asian="20pt" style:font-size-complex="20pt"/>
    </style:style>
    <style:style style:name="TitleBlack-outline9" style:family="presentation" style:parent-style-name="TitleBlack-outline8">
      <style:paragraph-properties fo:margin-top="0.1cm" fo:margin-bottom="0cm"/>
      <style:text-properties fo:font-size="20pt" style:font-size-asian="20pt" style:font-size-complex="20pt"/>
    </style:style>
    <style:style style:name="TitleBlack-subtitle" style:family="presentation">
      <style:graphic-properties draw:stroke="none" draw:fill="none" draw:textarea-vertical-align="middle">
        <text:list-style style:name="Titl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Black-title" style:family="presentation">
      <style:graphic-properties draw:stroke="none" draw:fill="none" draw:textarea-vertical-align="middle">
        <text:list-style style:name="Titl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Overpass" fo:font-family="Overpass" style:font-style-name="Light" style:font-pitch="variable" fo:font-size="48pt" fo:font-style="normal" fo:text-shadow="none" style:text-underline-style="none" fo:font-weight="250"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lack-background" style:family="presentation">
      <style:graphic-properties draw:stroke="none" draw:fill="solid" draw:fill-color="#141414" style:repeat="stretch" draw:textarea-horizontal-align="center" draw:textarea-vertical-align="middle" draw:shadow-color="#808080"/>
      <style:paragraph-properties fo:text-align="center"/>
    </style:style>
    <style:style style:name="ClosingBlack-backgroundobjects" style:family="presentation">
      <style:graphic-properties draw:fill="solid" draw:fill-color="#ffffff"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Black-notes" style:family="presentation">
      <style:graphic-properties draw:stroke="none" draw:fill="none">
        <text:list-style style:name="ClosingBlack-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Black-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outline2" style:family="presentation" style:parent-style-name="ClosingBlack-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3" style:family="presentation" style:parent-style-name="ClosingBlack-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4" style:family="presentation" style:parent-style-name="ClosingBlack-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5" style:family="presentation" style:parent-style-name="ClosingBlack-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6" style:family="presentation" style:parent-style-name="ClosingBlack-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7" style:family="presentation" style:parent-style-name="ClosingBlack-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8" style:family="presentation" style:parent-style-name="ClosingBlack-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9" style:family="presentation" style:parent-style-name="ClosingBlack-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subtitle" style:family="presentation">
      <style:graphic-properties draw:stroke="none" draw:fill="none" draw:textarea-vertical-align="middle">
        <text:list-style style:name="ClosingBlack-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title" style:family="presentation">
      <style:graphic-properties draw:stroke="none" draw:fill="none" draw:textarea-horizontal-align="justify" draw:textarea-vertical-align="top" fo:padding-top="0cm" fo:padding-bottom="0cm" fo:padding-left="0cm" fo:padding-right="0cm">
        <text:list-style style:name="ClosingBlac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70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Title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paragraph-properties fo:text-align="center"/>
      <style:text-properties style:letter-kerning="true"/>
    </style:style>
    <style:style style:name="TitleIllustrated-notes" style:family="presentation">
      <style:graphic-properties draw:stroke="none" draw:fill="none">
        <text:list-style style:name="Title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outline2" style:family="presentation" style:parent-style-name="Title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3" style:family="presentation" style:parent-style-name="Title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4" style:family="presentation" style:parent-style-name="Title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5" style:family="presentation" style:parent-style-name="Title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6" style:family="presentation" style:parent-style-name="Title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7" style:family="presentation" style:parent-style-name="Title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8" style:family="presentation" style:parent-style-name="Title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9" style:family="presentation" style:parent-style-name="Title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subtitle" style:family="presentation">
      <style:graphic-properties draw:stroke="none" draw:fill="none" draw:textarea-vertical-align="middle">
        <text:list-style style:name="Title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title" style:family="presentation">
      <style:graphic-properties draw:stroke="none" draw:fill="none" draw:textarea-horizontal-align="justify" draw:textarea-vertical-align="top" fo:padding-top="0cm" fo:padding-bottom="0cm" fo:padding-left="0cm" fo:padding-right="0cm">
        <text:list-style style:name="Title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46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Closing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Illustrated-notes" style:family="presentation">
      <style:graphic-properties draw:stroke="none" draw:fill="none">
        <text:list-style style:name="Closing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outline2" style:family="presentation" style:parent-style-name="Closing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3" style:family="presentation" style:parent-style-name="Closing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4" style:family="presentation" style:parent-style-name="Closing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5" style:family="presentation" style:parent-style-name="Closing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6" style:family="presentation" style:parent-style-name="Closing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7" style:family="presentation" style:parent-style-name="Closing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8" style:family="presentation" style:parent-style-name="Closing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9" style:family="presentation" style:parent-style-name="Closing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subtitle" style:family="presentation">
      <style:graphic-properties draw:stroke="none" draw:fill="none" draw:textarea-vertical-align="middle">
        <text:list-style style:name="Closing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title" style:family="presentation">
      <style:graphic-properties draw:stroke="none" draw:fill="none" draw:textarea-horizontal-align="justify" draw:textarea-vertical-align="top" fo:padding-top="0cm" fo:padding-bottom="0cm" fo:padding-left="0cm" fo:padding-right="0cm">
        <text:list-style style:name="Closing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DIviderBlack-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Black-notes" style:family="presentation">
      <style:graphic-properties draw:stroke="none" draw:fill="none">
        <text:list-style style:name="DIviderBlack-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Black-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outline2" style:family="presentation" style:parent-style-name="DIviderBlack-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3" style:family="presentation" style:parent-style-name="DIviderBlack-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4" style:family="presentation" style:parent-style-name="DIviderBlack-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5" style:family="presentation" style:parent-style-name="DIviderBlack-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6" style:family="presentation" style:parent-style-name="DIviderBlack-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7" style:family="presentation" style:parent-style-name="DIviderBlack-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8" style:family="presentation" style:parent-style-name="DIviderBlack-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9" style:family="presentation" style:parent-style-name="DIviderBlack-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subtitle" style:family="presentation">
      <style:graphic-properties draw:stroke="none" draw:fill="none" draw:textarea-vertical-align="middle">
        <text:list-style style:name="DIviderBlack-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title" style:family="presentation">
      <style:graphic-properties draw:stroke="none" draw:fill="none" draw:textarea-horizontal-align="justify" draw:textarea-vertical-align="top" fo:padding-top="0cm" fo:padding-bottom="0cm" fo:padding-left="0cm" fo:padding-right="0cm">
        <text:list-style style:name="DIviderBlac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eeee"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background" style:family="presentation">
      <style:graphic-properties draw:stroke="none" draw:fill="bitmap" draw:fill-color="#ffffff" draw:fill-image-name="Bitmap_20_5" style:repeat="stretch" draw:textarea-horizontal-align="center" draw:textarea-vertical-align="middle" draw:shadow-color="#808080"/>
      <style:paragraph-properties fo:text-align="center"/>
    </style:style>
    <style:style style:name="Divider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White-notes" style:family="presentation">
      <style:graphic-properties draw:stroke="none" draw:fill="none">
        <text:list-style style:name="Divider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outline2" style:family="presentation" style:parent-style-name="Divider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3" style:family="presentation" style:parent-style-name="Divider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4" style:family="presentation" style:parent-style-name="Divider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5" style:family="presentation" style:parent-style-name="Divider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6" style:family="presentation" style:parent-style-name="Divider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7" style:family="presentation" style:parent-style-name="Divider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8" style:family="presentation" style:parent-style-name="Divider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9" style:family="presentation" style:parent-style-name="Divider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subtitle" style:family="presentation">
      <style:graphic-properties draw:stroke="none" draw:fill="none" draw:textarea-vertical-align="middle">
        <text:list-style style:name="Divider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title" style:family="presentation">
      <style:graphic-properties draw:stroke="none" svg:stroke-color="#3465a4" draw:fill="none" draw:textarea-horizontal-align="justify" draw:textarea-vertical-align="bottom" draw:auto-grow-height="false" fo:padding-top="0cm" fo:padding-bottom="0cm" fo:padding-left="0cm" fo:padding-right="0cm" draw:shadow-color="#000000">
        <text:list-style style:name="Divider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background" style:display-name="Divider White-background" style:family="presentation">
      <style:graphic-properties draw:stroke="none" draw:fill="bitmap" draw:fill-color="#ffffff" draw:fill-image-name="Bitmap_20_6" style:repeat="stretch" draw:textarea-horizontal-align="center" draw:textarea-vertical-align="middle" draw:shadow-color="#808080"/>
      <style:paragraph-properties fo:text-align="center"/>
    </style:style>
    <style:style style:name="Divider_20_White-backgroundobjects" style:display-name="Divider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White-notes" style:display-name="Divider White-notes" style:family="presentation">
      <style:graphic-properties draw:stroke="none" draw:fill="none">
        <text:list-style style:name="Divider_20_White-notes" style:display-name="Divider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outline1" style:display-name="Divider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White-outline1" style:display-name="Divider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outline2" style:display-name="Divider White-outline2" style:family="presentation" style:parent-style-name="Divider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3" style:display-name="Divider White-outline3" style:family="presentation" style:parent-style-name="Divider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4" style:display-name="Divider White-outline4" style:family="presentation" style:parent-style-name="Divider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5" style:display-name="Divider White-outline5" style:family="presentation" style:parent-style-name="Divider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6" style:display-name="Divider White-outline6" style:family="presentation" style:parent-style-name="Divider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7" style:display-name="Divider White-outline7" style:family="presentation" style:parent-style-name="Divider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8" style:display-name="Divider White-outline8" style:family="presentation" style:parent-style-name="Divider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9" style:display-name="Divider White-outline9" style:family="presentation" style:parent-style-name="Divider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subtitle" style:display-name="Divider White-subtitle" style:family="presentation">
      <style:graphic-properties draw:stroke="none" draw:fill="none" draw:textarea-vertical-align="middle">
        <text:list-style style:name="Divider_20_White-subtitle" style:display-name="Divider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title" style:display-name="Divider White-title" style:family="presentation">
      <style:graphic-properties draw:stroke="none" draw:fill="none" draw:textarea-horizontal-align="justify" draw:textarea-vertical-align="top" fo:padding-top="0cm" fo:padding-bottom="0cm" fo:padding-left="0cm" fo:padding-right="0cm">
        <text:list-style style:name="Divider_20_White-title" style:display-name="Divider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background" style:display-name="Divider Large Quote White-background" style:family="presentation">
      <style:graphic-properties draw:stroke="none" draw:fill="bitmap" draw:fill-color="#ffffff" draw:fill-image-name="Bitmap_20_7" style:repeat="stretch" draw:textarea-horizontal-align="center" draw:textarea-vertical-align="middle" draw:shadow-color="#808080"/>
      <style:paragraph-properties fo:text-align="center"/>
    </style:style>
    <style:style style:name="Divider_20_Large_20_Quote_20_White-backgroundobjects" style:display-name="Divider Large Quote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White-notes" style:display-name="Divider Large Quote White-notes" style:family="presentation">
      <style:graphic-properties draw:stroke="none" draw:fill="none">
        <text:list-style style:name="Divider_20_Large_20_Quote_20_White-notes" style:display-name="Divider Large Quote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outline1" style:display-name="Divider Large Quote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White-outline1" style:display-name="Divider Large Quote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outline2" style:display-name="Divider Large Quote White-outline2" style:family="presentation" style:parent-style-name="Divider_20_Large_20_Quote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3" style:display-name="Divider Large Quote White-outline3" style:family="presentation" style:parent-style-name="Divider_20_Large_20_Quote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4" style:display-name="Divider Large Quote White-outline4" style:family="presentation" style:parent-style-name="Divider_20_Large_20_Quote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5" style:display-name="Divider Large Quote White-outline5" style:family="presentation" style:parent-style-name="Divider_20_Large_20_Quote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6" style:display-name="Divider Large Quote White-outline6" style:family="presentation" style:parent-style-name="Divider_20_Large_20_Quote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7" style:display-name="Divider Large Quote White-outline7" style:family="presentation" style:parent-style-name="Divider_20_Large_20_Quote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8" style:display-name="Divider Large Quote White-outline8" style:family="presentation" style:parent-style-name="Divider_20_Large_20_Quote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9" style:display-name="Divider Large Quote White-outline9" style:family="presentation" style:parent-style-name="Divider_20_Large_20_Quote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subtitle" style:display-name="Divider Large Quote White-subtitle" style:family="presentation">
      <style:graphic-properties draw:stroke="none" draw:fill="none" draw:textarea-vertical-align="middle">
        <text:list-style style:name="Divider_20_Large_20_Quote_20_White-subtitle" style:display-name="Divider Large Quote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title" style:display-name="Divider Large Quote White-title" style:family="presentation">
      <style:graphic-properties draw:stroke="none" draw:fill="none" draw:textarea-horizontal-align="justify" draw:textarea-vertical-align="top" fo:padding-top="0cm" fo:padding-bottom="0cm" fo:padding-left="0cm" fo:padding-right="0cm">
        <text:list-style style:name="Divider_20_Large_20_Quote_20_White-title" style:display-name="Divider Large Quote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background" style:display-name="Divider Large Quote Red-background" style:family="presentation">
      <style:graphic-properties draw:stroke="none" draw:fill="bitmap" draw:fill-color="#ffffff" draw:fill-image-name="Bitmap_20_8" style:repeat="stretch" draw:textarea-horizontal-align="center" draw:textarea-vertical-align="middle" draw:shadow-color="#808080"/>
      <style:paragraph-properties fo:text-align="center"/>
    </style:style>
    <style:style style:name="Divider_20_Large_20_Quote_20_Red-backgroundobjects" style:display-name="Divider Large Quote R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Red-notes" style:display-name="Divider Large Quote Red-notes" style:family="presentation">
      <style:graphic-properties draw:stroke="none" draw:fill="none">
        <text:list-style style:name="Divider_20_Large_20_Quote_20_Red-notes" style:display-name="Divider Large Quote 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outline1" style:display-name="Divider Large Quote 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Red-outline1" style:display-name="Divider Large Quote R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outline2" style:display-name="Divider Large Quote Red-outline2" style:family="presentation" style:parent-style-name="Divider_20_Large_20_Quote_20_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3" style:display-name="Divider Large Quote Red-outline3" style:family="presentation" style:parent-style-name="Divider_20_Large_20_Quote_20_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4" style:display-name="Divider Large Quote Red-outline4" style:family="presentation" style:parent-style-name="Divider_20_Large_20_Quote_20_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5" style:display-name="Divider Large Quote Red-outline5" style:family="presentation" style:parent-style-name="Divider_20_Large_20_Quote_20_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6" style:display-name="Divider Large Quote Red-outline6" style:family="presentation" style:parent-style-name="Divider_20_Large_20_Quote_20_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7" style:display-name="Divider Large Quote Red-outline7" style:family="presentation" style:parent-style-name="Divider_20_Large_20_Quote_20_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8" style:display-name="Divider Large Quote Red-outline8" style:family="presentation" style:parent-style-name="Divider_20_Large_20_Quote_20_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9" style:display-name="Divider Large Quote Red-outline9" style:family="presentation" style:parent-style-name="Divider_20_Large_20_Quote_20_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subtitle" style:display-name="Divider Large Quote Red-subtitle" style:family="presentation">
      <style:graphic-properties draw:stroke="none" draw:fill="none" draw:textarea-vertical-align="middle">
        <text:list-style style:name="Divider_20_Large_20_Quote_20_Red-subtitle" style:display-name="Divider Large Quote 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title" style:display-name="Divider Large Quote Red-title" style:family="presentation">
      <style:graphic-properties draw:stroke="none" draw:fill="none" draw:textarea-horizontal-align="justify" draw:textarea-vertical-align="top" fo:padding-top="0cm" fo:padding-bottom="0cm" fo:padding-left="0cm" fo:padding-right="0cm">
        <text:list-style style:name="Divider_20_Large_20_Quote_20_Red-title" style:display-name="Divider Large Quote 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background" style:display-name="Divider Large Quote Illustrated-background" style:family="presentation">
      <style:graphic-properties draw:stroke="none" draw:fill="bitmap" draw:fill-color="#ffffff" draw:fill-image-name="Bitmap_20_9" style:repeat="stretch" draw:textarea-horizontal-align="center" draw:textarea-vertical-align="middle" draw:shadow-color="#808080"/>
      <style:paragraph-properties fo:text-align="center"/>
    </style:style>
    <style:style style:name="Divider_20_Large_20_Quote_20_Illustrated-backgroundobjects" style:display-name="Divider Large Quote 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Illustrated-notes" style:display-name="Divider Large Quote Illustrated-notes" style:family="presentation">
      <style:graphic-properties draw:stroke="none" draw:fill="none">
        <text:list-style style:name="Divider_20_Large_20_Quote_20_Illustrated-notes" style:display-name="Divider Large Quote 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outline1" style:display-name="Divider Large Quote 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Illustrated-outline1" style:display-name="Divider Large Quote 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outline2" style:display-name="Divider Large Quote Illustrated-outline2" style:family="presentation" style:parent-style-name="Divider_20_Large_20_Quote_20_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3" style:display-name="Divider Large Quote Illustrated-outline3" style:family="presentation" style:parent-style-name="Divider_20_Large_20_Quote_20_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4" style:display-name="Divider Large Quote Illustrated-outline4" style:family="presentation" style:parent-style-name="Divider_20_Large_20_Quote_20_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5" style:display-name="Divider Large Quote Illustrated-outline5" style:family="presentation" style:parent-style-name="Divider_20_Large_20_Quote_20_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6" style:display-name="Divider Large Quote Illustrated-outline6" style:family="presentation" style:parent-style-name="Divider_20_Large_20_Quote_20_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7" style:display-name="Divider Large Quote Illustrated-outline7" style:family="presentation" style:parent-style-name="Divider_20_Large_20_Quote_20_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8" style:display-name="Divider Large Quote Illustrated-outline8" style:family="presentation" style:parent-style-name="Divider_20_Large_20_Quote_20_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9" style:display-name="Divider Large Quote Illustrated-outline9" style:family="presentation" style:parent-style-name="Divider_20_Large_20_Quote_20_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subtitle" style:display-name="Divider Large Quote Illustrated-subtitle" style:family="presentation">
      <style:graphic-properties draw:stroke="none" draw:fill="none" draw:textarea-vertical-align="middle">
        <text:list-style style:name="Divider_20_Large_20_Quote_20_Illustrated-subtitle" style:display-name="Divider Large Quote 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title" style:display-name="Divider Large Quote Illustrated-title" style:family="presentation">
      <style:graphic-properties draw:stroke="none" draw:fill="none" draw:textarea-horizontal-align="justify" draw:textarea-vertical-align="top" fo:padding-top="0cm" fo:padding-bottom="0cm" fo:padding-left="0cm" fo:padding-right="0cm">
        <text:list-style style:name="Divider_20_Large_20_Quote_20_Illustrated-title" style:display-name="Divider Large Quote 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background" style:display-name="Interior White-background" style:family="presentation">
      <style:graphic-properties draw:stroke="none" draw:fill="solid" draw:fill-color="#ffffff" draw:textarea-horizontal-align="center" draw:textarea-vertical-align="middle" draw:shadow-color="#808080"/>
      <style:paragraph-properties fo:text-align="center"/>
    </style:style>
    <style:style style:name="Interior_20_White-backgroundobjects" style:display-name="Interior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Interior_20_White-notes" style:display-name="Interior White-notes" style:family="presentation">
      <style:graphic-properties draw:stroke="none" draw:fill="none">
        <text:list-style style:name="Interior_20_White-notes" style:display-name="Interior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outline1" style:display-name="Interior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Interior_20_White-outline1" style:display-name="Interior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outline2" style:display-name="Interior White-outline2" style:family="presentation" style:parent-style-name="Interior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3" style:display-name="Interior White-outline3" style:family="presentation" style:parent-style-name="Interior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4" style:display-name="Interior White-outline4" style:family="presentation" style:parent-style-name="Interior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5" style:display-name="Interior White-outline5" style:family="presentation" style:parent-style-name="Interior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6" style:display-name="Interior White-outline6" style:family="presentation" style:parent-style-name="Interior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7" style:display-name="Interior White-outline7" style:family="presentation" style:parent-style-name="Interior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8" style:display-name="Interior White-outline8" style:family="presentation" style:parent-style-name="Interior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9" style:display-name="Interior White-outline9" style:family="presentation" style:parent-style-name="Interior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subtitle" style:display-name="Interior White-subtitle" style:family="presentation">
      <style:graphic-properties draw:stroke="none" draw:fill="none" draw:textarea-vertical-align="middle">
        <text:list-style style:name="Interior_20_White-subtitle" style:display-name="Interior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title" style:display-name="Interior White-title" style:family="presentation">
      <style:graphic-properties draw:stroke="none" draw:fill="none" draw:textarea-horizontal-align="justify" draw:textarea-vertical-align="top" fo:padding-top="0cm" fo:padding-bottom="0cm" fo:padding-left="0cm" fo:padding-right="0cm">
        <text:list-style style:name="Interior_20_White-title" style:display-name="Interior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Overpass" fo:font-family="Overpass" style:font-style-name="Light" style:font-pitch="variable" fo:font-size="26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_20_2-background" style:display-name="Interior White 2-background" style:family="presentation">
      <style:graphic-properties draw:stroke="none" draw:fill="none"/>
      <style:text-properties style:letter-kerning="true"/>
    </style:style>
    <style:style style:name="Interior_20_White_20_2-backgroundobjects" style:display-name="Interior White 2-backgroundobjects" style:family="presentation">
      <style:graphic-properties draw:textarea-horizontal-align="justify" draw:shadow="hidden" draw:shadow-offset-x="0.2cm" draw:shadow-offset-y="0.2cm" draw:shadow-color="#808080"/>
      <style:text-properties style:letter-kerning="true"/>
    </style:style>
    <style:style style:name="Interior_20_White_20_2-notes" style:display-name="Interior White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ior_20_White_20_2-outline1" style:display-name="Interior White 2-outline1" style:family="presentation">
      <style:graphic-properties draw:stroke="none" draw:fill="none" draw:auto-grow-height="false" draw:fit-to-size="shrink-to-fit" style:shrink-to-fit="true">
        <text:list-style style:name="Interior_20_White_20_2-outline1" style:display-name="Interior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White_20_2-outline2" style:display-name="Interior White 2-outline2" style:family="presentation" style:parent-style-name="Interior_20_White_20_2-outline1">
      <style:paragraph-properties fo:margin-top="0.4cm" fo:margin-bottom="0cm"/>
      <style:text-properties fo:font-size="28pt" style:font-size-asian="28pt" style:font-size-complex="28pt"/>
    </style:style>
    <style:style style:name="Interior_20_White_20_2-outline3" style:display-name="Interior White 2-outline3" style:family="presentation" style:parent-style-name="Interior_20_White_20_2-outline2">
      <style:paragraph-properties fo:margin-top="0.3cm" fo:margin-bottom="0cm"/>
      <style:text-properties fo:font-size="24pt" style:font-size-asian="24pt" style:font-size-complex="24pt"/>
    </style:style>
    <style:style style:name="Interior_20_White_20_2-outline4" style:display-name="Interior White 2-outline4" style:family="presentation" style:parent-style-name="Interior_20_White_20_2-outline3">
      <style:paragraph-properties fo:margin-top="0.2cm" fo:margin-bottom="0cm"/>
      <style:text-properties fo:font-size="20pt" style:font-size-asian="20pt" style:font-size-complex="20pt"/>
    </style:style>
    <style:style style:name="Interior_20_White_20_2-outline5" style:display-name="Interior White 2-outline5" style:family="presentation" style:parent-style-name="Interior_20_White_20_2-outline4">
      <style:paragraph-properties fo:margin-top="0.1cm" fo:margin-bottom="0cm"/>
      <style:text-properties fo:font-size="20pt" style:font-size-asian="20pt" style:font-size-complex="20pt"/>
    </style:style>
    <style:style style:name="Interior_20_White_20_2-outline6" style:display-name="Interior White 2-outline6" style:family="presentation" style:parent-style-name="Interior_20_White_20_2-outline5">
      <style:paragraph-properties fo:margin-top="0.1cm" fo:margin-bottom="0cm"/>
      <style:text-properties fo:font-size="20pt" style:font-size-asian="20pt" style:font-size-complex="20pt"/>
    </style:style>
    <style:style style:name="Interior_20_White_20_2-outline7" style:display-name="Interior White 2-outline7" style:family="presentation" style:parent-style-name="Interior_20_White_20_2-outline6">
      <style:paragraph-properties fo:margin-top="0.1cm" fo:margin-bottom="0cm"/>
      <style:text-properties fo:font-size="20pt" style:font-size-asian="20pt" style:font-size-complex="20pt"/>
    </style:style>
    <style:style style:name="Interior_20_White_20_2-outline8" style:display-name="Interior White 2-outline8" style:family="presentation" style:parent-style-name="Interior_20_White_20_2-outline7">
      <style:paragraph-properties fo:margin-top="0.1cm" fo:margin-bottom="0cm"/>
      <style:text-properties fo:font-size="20pt" style:font-size-asian="20pt" style:font-size-complex="20pt"/>
    </style:style>
    <style:style style:name="Interior_20_White_20_2-outline9" style:display-name="Interior White 2-outline9" style:family="presentation" style:parent-style-name="Interior_20_White_20_2-outline8">
      <style:paragraph-properties fo:margin-top="0.1cm" fo:margin-bottom="0cm"/>
      <style:text-properties fo:font-size="20pt" style:font-size-asian="20pt" style:font-size-complex="20pt"/>
    </style:style>
    <style:style style:name="Interior_20_White_20_2-subtitle" style:display-name="Interior White 2-subtitle" style:family="presentation">
      <style:graphic-properties draw:stroke="none" draw:fill="none" draw:textarea-vertical-align="middle">
        <text:list-style style:name="Interior_20_White_20_2-subtitle" style:display-name="Interior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White_20_2-title" style:display-name="Interior White 2-title" style:family="presentation">
      <style:graphic-properties draw:stroke="none" draw:fill="none" draw:textarea-vertical-align="middle">
        <text:list-style style:name="Interior_20_White_20_2-title" style:display-name="Interior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terior_20_Black-background" style:display-name="Interior Black-background" style:family="presentation">
      <style:graphic-properties draw:stroke="none" draw:fill="solid" draw:fill-color="#141414"/>
      <style:text-properties style:letter-kerning="true"/>
    </style:style>
    <style:style style:name="Interior_20_Black-backgroundobjects" style:display-name="Interior Black-backgroundobjects" style:family="presentation">
      <style:graphic-properties draw:textarea-horizontal-align="justify" draw:shadow="hidden" draw:shadow-offset-x="0.2cm" draw:shadow-offset-y="0.2cm" draw:shadow-color="#808080"/>
      <style:text-properties style:letter-kerning="true"/>
    </style:style>
    <style:style style:name="Interior_20_Black-notes" style:display-name="Interior 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ior_20_Black-outline1" style:display-name="Interior Black-outline1" style:family="presentation">
      <style:graphic-properties draw:stroke="none" draw:fill="none" draw:auto-grow-height="false" draw:fit-to-size="shrink-to-fit" style:shrink-to-fit="true">
        <text:list-style style:name="Interior_20_Black-outline1" style:display-name="Interior 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Black-outline2" style:display-name="Interior Black-outline2" style:family="presentation" style:parent-style-name="Interior_20_Black-outline1">
      <style:paragraph-properties fo:margin-top="0.4cm" fo:margin-bottom="0cm"/>
      <style:text-properties fo:font-size="28pt" style:font-size-asian="28pt" style:font-size-complex="28pt"/>
    </style:style>
    <style:style style:name="Interior_20_Black-outline3" style:display-name="Interior Black-outline3" style:family="presentation" style:parent-style-name="Interior_20_Black-outline2">
      <style:paragraph-properties fo:margin-top="0.3cm" fo:margin-bottom="0cm"/>
      <style:text-properties fo:font-size="24pt" style:font-size-asian="24pt" style:font-size-complex="24pt"/>
    </style:style>
    <style:style style:name="Interior_20_Black-outline4" style:display-name="Interior Black-outline4" style:family="presentation" style:parent-style-name="Interior_20_Black-outline3">
      <style:paragraph-properties fo:margin-top="0.2cm" fo:margin-bottom="0cm"/>
      <style:text-properties fo:font-size="20pt" style:font-size-asian="20pt" style:font-size-complex="20pt"/>
    </style:style>
    <style:style style:name="Interior_20_Black-outline5" style:display-name="Interior Black-outline5" style:family="presentation" style:parent-style-name="Interior_20_Black-outline4">
      <style:paragraph-properties fo:margin-top="0.1cm" fo:margin-bottom="0cm"/>
      <style:text-properties fo:font-size="20pt" style:font-size-asian="20pt" style:font-size-complex="20pt"/>
    </style:style>
    <style:style style:name="Interior_20_Black-outline6" style:display-name="Interior Black-outline6" style:family="presentation" style:parent-style-name="Interior_20_Black-outline5">
      <style:paragraph-properties fo:margin-top="0.1cm" fo:margin-bottom="0cm"/>
      <style:text-properties fo:font-size="20pt" style:font-size-asian="20pt" style:font-size-complex="20pt"/>
    </style:style>
    <style:style style:name="Interior_20_Black-outline7" style:display-name="Interior Black-outline7" style:family="presentation" style:parent-style-name="Interior_20_Black-outline6">
      <style:paragraph-properties fo:margin-top="0.1cm" fo:margin-bottom="0cm"/>
      <style:text-properties fo:font-size="20pt" style:font-size-asian="20pt" style:font-size-complex="20pt"/>
    </style:style>
    <style:style style:name="Interior_20_Black-outline8" style:display-name="Interior Black-outline8" style:family="presentation" style:parent-style-name="Interior_20_Black-outline7">
      <style:paragraph-properties fo:margin-top="0.1cm" fo:margin-bottom="0cm"/>
      <style:text-properties fo:font-size="20pt" style:font-size-asian="20pt" style:font-size-complex="20pt"/>
    </style:style>
    <style:style style:name="Interior_20_Black-outline9" style:display-name="Interior Black-outline9" style:family="presentation" style:parent-style-name="Interior_20_Black-outline8">
      <style:paragraph-properties fo:margin-top="0.1cm" fo:margin-bottom="0cm"/>
      <style:text-properties fo:font-size="20pt" style:font-size-asian="20pt" style:font-size-complex="20pt"/>
    </style:style>
    <style:style style:name="Interior_20_Black-subtitle" style:display-name="Interior Black-subtitle" style:family="presentation">
      <style:graphic-properties draw:stroke="none" draw:fill="none" draw:textarea-vertical-align="middle">
        <text:list-style style:name="Interior_20_Black-subtitle" style:display-name="Interior 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Black-title" style:display-name="Interior Black-title" style:family="presentation">
      <style:graphic-properties draw:stroke="none" draw:fill="none" draw:textarea-vertical-align="middle">
        <text:list-style style:name="Interior_20_Black-title" style:display-name="Interior 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solid" draw:fill-color="#141414"/>
    </style:style>
    <style:style style:name="Mdp3" style:family="drawing-page">
      <style:drawing-page-properties draw:background-size="border" draw:fill="solid" draw:fill-color="#141414" style:repeat="stretch"/>
    </style:style>
    <style:style style:name="Mdp4" style:family="drawing-page">
      <style:drawing-page-properties draw:background-size="border" draw:fill="bitmap" draw:fill-color="#ffffff" draw:fill-image-name="Bitmap_20_3" style:repeat="stretch"/>
    </style:style>
    <style:style style:name="Mdp5" style:family="drawing-page">
      <style:drawing-page-properties draw:background-size="border" draw:fill="bitmap" draw:fill-color="#ffffff" draw:fill-image-name="Bitmap_20_4" style:repeat="stretch"/>
    </style:style>
    <style:style style:name="Mdp6" style:family="drawing-page">
      <style:drawing-page-properties draw:background-size="border" draw:fill="bitmap" draw:fill-color="#ffffff" draw:fill-image-name="Bitmap_20_5" style:repeat="stretch"/>
    </style:style>
    <style:style style:name="Mdp7" style:family="drawing-page">
      <style:drawing-page-properties draw:background-size="border" draw:fill="bitmap" draw:fill-color="#ffffff" draw:fill-image-name="Bitmap_20_6" style:repeat="stretch"/>
    </style:style>
    <style:style style:name="Mdp8" style:family="drawing-page">
      <style:drawing-page-properties draw:background-size="border" draw:fill="bitmap" draw:fill-color="#ffffff" draw:fill-image-name="Bitmap_20_7" style:repeat="stretch"/>
    </style:style>
    <style:style style:name="Mdp9" style:family="drawing-page">
      <style:drawing-page-properties draw:background-size="border" draw:fill="bitmap" draw:fill-color="#ffffff" draw:fill-image-name="Bitmap_20_8" style:repeat="stretch"/>
    </style:style>
    <style:style style:name="Mdp10" style:family="drawing-page">
      <style:drawing-page-properties draw:background-size="border" draw:fill="bitmap" draw:fill-color="#ffffff" draw:fill-image-name="Bitmap_20_9" style:repeat="stretch"/>
    </style:style>
    <style:style style:name="Mdp11" style:family="drawing-page">
      <style:drawing-page-properties draw:background-size="border" draw:fill="solid" draw:fill-color="#ffffff"/>
    </style:style>
    <style:style style:name="Mdp12" style:family="drawing-page">
      <style:drawing-page-properties draw:background-size="border" draw:fill="none"/>
    </style:style>
    <style:style style:name="Mdp1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bottom" draw:auto-grow-height="false" fo:min-height="0.829cm" fo:min-width="4.498cm" fo:padding-top="0cm" fo:padding-bottom="0cm" fo:padding-left="0cm" fo:padding-right="0cm" fo:wrap-option="wrap" draw:shadow-color="#808080"/>
    </style:style>
    <style:style style:name="M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ee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middle" draw:auto-grow-height="false" fo:min-height="0.758cm" fo:min-width="7.809cm" fo:padding-top="0.254cm" fo:padding-bottom="0.254cm" fo:padding-left="0.254cm" fo:padding-right="0.254cm" fo:wrap-option="wrap" draw:shadow-color="#808080"/>
    </style:style>
    <style:style style:name="Mgr8" style:family="graphic" style:parent-style-name="standard">
      <style:graphic-properties draw:stroke="none" draw:fill="none" draw:fill-color="#ffffff" draw:textarea-horizontal-align="justify" draw:textarea-vertical-align="middle" draw:auto-grow-height="false" fo:min-height="0.757cm" fo:min-width="7.809cm" fo:padding-top="0.254cm" fo:padding-bottom="0.254cm" fo:padding-left="0.254cm" fo:padding-right="0.254cm" fo:wrap-option="wrap" draw:shadow-color="#808080"/>
    </style:style>
    <style:style style:name="Mgr9" style:family="graphic" style:parent-style-name="standard">
      <style:graphic-properties draw:stroke="none" draw:fill="none" draw:fill-color="#ffffff" draw:textarea-horizontal-align="justify" draw:textarea-vertical-align="middle" draw:auto-grow-height="false" fo:min-height="0.762cm" fo:min-width="7.809cm" fo:padding-top="0.254cm" fo:padding-bottom="0.254cm" fo:padding-left="0.254cm" fo:padding-right="0.254cm" fo:wrap-option="wrap" draw:shadow-color="#808080"/>
    </style:style>
    <style:style style:name="Mgr10" style:family="graphic" style:parent-style-name="standard">
      <style:graphic-properties draw:stroke="solid" svg:stroke-width="0.02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Mgr11" style:family="graphic" style:parent-style-name="standard">
      <style:graphic-properties draw:stroke="none" draw:fill="none" draw:fill-color="#ffffff" draw:textarea-horizontal-align="justify" draw:textarea-vertical-align="middle" draw:auto-grow-height="false" fo:min-height="0.162cm" fo:min-width="5.948cm" fo:padding-top="0.254cm" fo:padding-bottom="0.254cm" fo:padding-left="0.254cm" fo:padding-right="0.254cm" fo:wrap-option="wrap" draw:shadow-color="#808080"/>
    </style:style>
    <style:style style:name="Mgr12" style:family="graphic" style:parent-style-name="standard">
      <style:graphic-properties draw:stroke="none" draw:fill="none" draw:fill-color="#ffffff" draw:textarea-horizontal-align="justify" draw:textarea-vertical-align="middle" draw:auto-grow-height="false" fo:min-height="0.163cm" fo:min-width="5.948cm" fo:padding-top="0.254cm" fo:padding-bottom="0.254cm" fo:padding-left="0.254cm" fo:padding-right="0.254cm" fo:wrap-option="wrap" draw:shadow-color="#808080"/>
    </style:style>
    <style:style style:name="Mgr1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9cm, 0cm, 0.06cm)" draw:image-opacity="100%" style:mirror="none"/>
    </style:style>
    <style:style style:name="Mgr1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64cm, 0cm, 0.064cm)" draw:image-opacity="100%" style:mirror="none"/>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9cm, 0cm, 0.059cm)" draw:image-opacity="100%" style:mirror="none"/>
    </style:style>
    <style:style style:name="Mgr1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5cm, 0cm, 0.055cm)" draw:image-opacity="100%" style:mirror="none"/>
    </style:style>
    <style:style style:name="Mgr1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002cm, 0cm, 0.002cm, 0cm)" draw:image-opacity="100%" style:mirror="none"/>
    </style:style>
    <style:style style:name="Mpr1" style:family="presentation" style:parent-style-name="TitleRed-title">
      <style:graphic-properties draw:auto-grow-height="false" fo:min-height="3.181cm"/>
    </style:style>
    <style:style style:name="Mpr2" style:family="presentation" style:parent-style-name="TitleRed-backgroundobjects">
      <style:graphic-properties draw:stroke="none" draw:fill="none" draw:fill-color="#ffffff" draw:auto-grow-height="false" fo:min-height="0.402cm"/>
    </style:style>
    <style:style style:name="Mpr3" style:family="presentation" style:parent-style-name="ClosingRed-backgroundobjects">
      <style:graphic-properties draw:stroke="none" draw:fill="none" draw:fill-color="#ffffff" draw:auto-grow-height="false" fo:min-height="0.402cm"/>
    </style:style>
    <style:style style:name="Mpr4" style:family="presentation" style:parent-style-name="ClosingRed-title">
      <style:graphic-properties draw:stroke="none" draw:fill="none" draw:fill-color="#ffffff" draw:textarea-horizontal-align="justify" draw:textarea-vertical-align="bottom" draw:auto-grow-height="false" draw:auto-grow-width="false" fo:min-height="5.517cm" fo:min-width="0cm" fo:padding-top="0cm" fo:padding-bottom="0cm" fo:padding-left="0cm" fo:padding-right="0cm" fo:wrap-option="wrap" draw:shadow-color="#808080"/>
    </style:style>
    <style:style style:name="Mpr5" style:family="presentation" style:parent-style-name="TitleBlack-backgroundobjects">
      <style:graphic-properties draw:textarea-vertical-align="middle" draw:auto-grow-height="false" fo:min-height="2.794cm" fo:min-width="33.87cm"/>
    </style:style>
    <style:style style:name="Mpr6" style:family="presentation" style:parent-style-name="TitleBlack-backgroundobjects">
      <style:graphic-properties draw:stroke="none" draw:fill="none" draw:fill-color="#ffffff" draw:auto-grow-height="false" fo:min-height="1.314cm"/>
    </style:style>
    <style:style style:name="Mpr7" style:family="presentation" style:parent-style-name="TitleBlack-backgroundobjects">
      <style:graphic-properties draw:stroke="none" draw:textarea-vertical-align="bottom" draw:auto-grow-height="false" fo:min-height="0.509cm"/>
    </style:style>
    <style:style style:name="Mpr8" style:family="presentation" style:parent-style-name="TitleBlack-backgroundobjects">
      <style:graphic-properties draw:stroke="none" draw:fill="none" draw:fill-color="#ffffff" draw:auto-grow-height="false" fo:min-height="1.27cm"/>
    </style:style>
    <style:style style:name="Mpr9" style:family="presentation" style:parent-style-name="TitleBlack-backgroundobjects">
      <style:graphic-properties draw:stroke="none" draw:fill="none" draw:fill-color="#ffffff" draw:textarea-vertical-align="bottom" draw:auto-grow-height="false" fo:min-height="1.27cm"/>
    </style:style>
    <style:style style:name="Mpr10" style:family="presentation" style:parent-style-name="ClosingBlack-backgroundobjects">
      <style:graphic-properties draw:textarea-vertical-align="middle" draw:auto-grow-height="false" fo:min-height="2.794cm" fo:min-width="33.87cm"/>
    </style:style>
    <style:style style:name="Mpr11" style:family="presentation" style:parent-style-name="ClosingBlack-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2" style:family="presentation" style:parent-style-name="ClosingBlack-title">
      <style:graphic-properties draw:stroke="none" draw:fill="none" draw:fill-color="#ffffff" draw:textarea-horizontal-align="justify" draw:textarea-vertical-align="bottom" draw:auto-grow-height="false" draw:auto-grow-width="false" fo:min-height="5.517cm" fo:min-width="0cm" fo:padding-top="0cm" fo:padding-bottom="0cm" fo:padding-left="0cm" fo:padding-right="0cm" fo:wrap-option="wrap" draw:shadow-color="#808080"/>
    </style:style>
    <style:style style:name="Mpr13" style:family="presentation" style:parent-style-name="TitleIllustrated-backgroundobjects" style:list-style-name="ML5">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4" style:family="presentation" style:parent-style-name="ClosingIllustrated-backgroundobjects">
      <style:graphic-properties draw:stroke="none" draw:fill="none" draw:fill-color="#ffffff" draw:auto-grow-height="false" fo:min-height="0.402cm"/>
    </style:style>
    <style:style style:name="Mpr15" style:family="presentation" style:parent-style-name="DIviderBlack-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6" style:family="presentation" style:parent-style-name="DividerWhite-title">
      <style:graphic-properties draw:auto-grow-height="false" fo:min-height="3.181cm"/>
    </style:style>
    <style:style style:name="Mpr17" style:family="presentation" style:parent-style-name="Divider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8" style:family="presentation" style:parent-style-name="Divider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9" style:family="presentation" style:parent-style-name="Divider_20_Large_20_Quote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0" style:family="presentation" style:parent-style-name="Divider_20_Large_20_Quote_20_Red-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1" style:family="presentation" style:parent-style-name="Divider_20_Large_20_Quote_20_Illustrated-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2" style:family="presentation" style:parent-style-name="Interior_20_White-title">
      <style:graphic-properties draw:auto-grow-height="false" fo:min-height="3.181cm"/>
    </style:style>
    <style:style style:name="Mpr23" style:family="presentation" style:parent-style-name="Interior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4" style:family="presentation" style:parent-style-name="Interior_20_White_20_2-backgroundobjects">
      <style:graphic-properties draw:stroke="none" draw:fill="none" draw:fill-color="#ffffff" draw:auto-grow-height="false" fo:min-height="1.314cm"/>
    </style:style>
    <style:style style:name="Mpr25" style:family="presentation" style:parent-style-name="Interior_20_White_20_2-backgroundobjects">
      <style:graphic-properties draw:stroke="none" draw:fill="none" draw:fill-color="#ffffff" draw:textarea-vertical-align="bottom" draw:auto-grow-height="false" fo:min-height="0.402cm"/>
    </style:style>
    <style:style style:name="Mpr26" style:family="presentation" style:parent-style-name="Interior_20_White_20_2-backgroundobjects">
      <style:graphic-properties draw:stroke="none" draw:fill="none" draw:fill-color="#ffffff" draw:auto-grow-height="false" fo:min-height="1.27cm"/>
    </style:style>
    <style:style style:name="Mpr27" style:family="presentation" style:parent-style-name="Interior_20_White_20_2-backgroundobjects">
      <style:graphic-properties draw:stroke="none" draw:fill="none" draw:fill-color="#ffffff" draw:textarea-vertical-align="bottom" draw:auto-grow-height="false" fo:min-height="1.27cm"/>
    </style:style>
    <style:style style:name="Mpr28" style:family="presentation" style:parent-style-name="Interior_20_Black-backgroundobjects">
      <style:graphic-properties draw:stroke="none" draw:fill="none" draw:fill-color="#ffffff" draw:auto-grow-height="false" fo:min-height="1.314cm"/>
    </style:style>
    <style:style style:name="Mpr29" style:family="presentation" style:parent-style-name="Interior_20_Black-backgroundobjects">
      <style:graphic-properties draw:stroke="none" draw:fill="none" draw:fill-color="#ffffff" draw:textarea-vertical-align="bottom" draw:auto-grow-height="false" fo:min-height="1.314cm"/>
    </style:style>
    <style:style style:name="Mpr30" style:family="presentation" style:parent-style-name="Interior_20_Black-backgroundobjects">
      <style:graphic-properties draw:stroke="none" draw:fill="none" draw:fill-color="#ffffff" draw:auto-grow-height="false" fo:min-height="1.27cm"/>
    </style:style>
    <style:style style:name="Mpr31" style:family="presentation" style:parent-style-name="Interior_20_Blac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150%" fo:text-align="end" fo:text-indent="0cm" style:punctuation-wrap="hanging" style:line-break="strict"/>
    </style:style>
    <style:style style:name="MP6" style:family="paragraph">
      <loext:graphic-properties draw:fill="none" draw:fill-color="#ffffff"/>
      <style:paragraph-properties fo:margin-left="0cm" fo:margin-right="0cm" fo:line-height="150%" fo:text-align="end" fo:text-indent="0cm" style:punctuation-wrap="hanging" style:line-break="strict"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style:text-properties style:font-size-asian="14pt" style:font-size-complex="14pt"/>
    </style:style>
    <style:style style:name="MP9" style:family="paragraph">
      <loext:graphic-properties draw:fill="none" draw:fill-color="#ffffff"/>
      <style:text-properties style:font-size-asian="14pt" style:font-size-complex="14pt"/>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left="0cm" fo:margin-right="0cm" fo:line-height="105%" fo:text-indent="0cm" style:punctuation-wrap="hanging" style:line-break="strict"/>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text-align="center"/>
    </style:style>
    <style:style style:name="MP18" style:family="paragraph">
      <style:paragraph-properties fo:margin-left="0cm" fo:margin-right="0cm" fo:line-height="100%" fo:text-align="center" fo:text-indent="0cm" style:punctuation-wrap="hanging" style:line-break="strict" style:writing-mode="lr-tb"/>
    </style:style>
    <style:style style:name="MP1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20" style:family="paragraph">
      <style:paragraph-properties fo:margin-left="0cm" fo:margin-right="0cm" fo:line-height="100%" fo:text-align="center" fo:text-indent="0cm" style:punctuation-wrap="hanging" style:line-break="strict" style:writing-mode="lr-tb">
        <style:tab-stops/>
      </style:paragraph-properties>
    </style:style>
    <style:style style:name="MP21"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paragraph-properties>
    </style:style>
    <style:style style:name="MP22" style:family="paragraph">
      <style:paragraph-properties fo:text-align="center"/>
      <style:text-properties style:font-name="Overpass2" fo:font-size="8pt" fo:font-weight="600" style:font-size-asian="14pt" style:font-size-complex="14pt"/>
    </style:style>
    <style:style style:name="MP23" style:family="paragraph">
      <loext:graphic-properties draw:fill="none" draw:fill-color="#ffffff"/>
      <style:paragraph-properties fo:text-align="center"/>
      <style:text-properties style:font-name="Overpass2" fo:font-size="8pt" fo:font-weight="600"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Overpass1" fo:font-size="6pt" fo:language="en" fo:country="none" fo:font-weight="bold" style:font-name-asian="Overpass1" style:font-size-asian="6pt" style:language-asian="en" style:country-asian="none" style:font-weight-asian="bold" style:font-name-complex="Overpass1" style:font-size-complex="6pt" style:language-complex="en" style:country-complex="none" style:font-weight-complex="bold"/>
    </style:style>
    <style:style style:name="MT3" style:family="text">
      <style:text-properties fo:color="#ffffff" style:font-name="Overpass Light" fo:font-size="6pt" fo:language="en" fo:country="none" style:font-name-asian="Overpass Light" style:font-size-asian="6pt" style:language-asian="en" style:country-asian="none" style:font-name-complex="Overpass Light" style:font-size-complex="6pt" style:language-complex="en" style:country-complex="none"/>
    </style:style>
    <style:style style:name="MT4" style:family="text">
      <style:text-properties style:font-size-asian="14pt" style:font-size-complex="14pt"/>
    </style:style>
    <style:style style:name="MT5" style:family="text">
      <style:text-properties fo:color="#ffffff" style:font-name="Overpass Light" fo:language="en" fo:country="none" style:font-name-asian="Overpass Light" style:language-asian="en" style:country-asian="none" style:font-name-complex="Overpass Light" style:language-complex="en" style:country-complex="none"/>
    </style:style>
    <style:style style:name="MT6" style:family="text">
      <style:text-properties style:font-name="Overpass1" fo:font-size="8pt" style:font-size-asian="8pt" style:font-size-complex="8pt"/>
    </style:style>
    <style:style style:name="MT7" style:family="text">
      <style:text-properties fo:color="#ffffff" style:font-name="Overpass Light" fo:font-size="70pt" fo:language="en" fo:country="none" style:font-name-asian="Overpass Light" style:font-size-asian="70pt" style:language-asian="en" style:country-asian="none" style:font-name-complex="Overpass Light" style:font-size-complex="70pt" style:language-complex="en" style:country-complex="none"/>
    </style:style>
    <style:style style:name="MT8" style:family="text">
      <style:text-properties fo:color="#ebebeb" style:font-name="Overpass1" fo:font-size="6pt" fo:language="en" fo:country="none" fo:font-weight="bold" style:font-name-asian="Overpass1" style:font-size-asian="6pt" style:language-asian="en" style:country-asian="none" style:font-weight-asian="bold" style:font-name-complex="Overpass1" style:font-size-complex="6pt" style:language-complex="en" style:country-complex="none" style:font-weight-complex="bold"/>
    </style:style>
    <style:style style:name="MT9" style:family="text">
      <style:text-properties fo:color="#ebebeb" style:font-name="Overpass Light" fo:font-size="6pt" fo:language="en" fo:country="none" style:font-name-asian="Overpass Light" style:font-size-asian="6pt" style:language-asian="en" style:country-asian="none" style:font-name-complex="Overpass Light" style:font-size-complex="6pt" style:language-complex="en" style:country-complex="none"/>
    </style:style>
    <style:style style:name="MT10" style:family="text">
      <style:text-properties fo:color="#ebebeb" style:font-name="Overpass Light" fo:language="en" fo:country="none" style:font-name-asian="Overpass Light" style:language-asian="en" style:country-asian="none" style:font-name-complex="Overpass Light" style:language-complex="en" style:country-complex="none"/>
    </style:style>
    <style:style style:name="MT11" style:family="text">
      <style:text-properties fo:color="#000000" style:font-name="Overpass1" fo:font-size="8pt" fo:font-weight="600" style:font-size-asian="24pt" style:font-size-complex="24pt"/>
    </style:style>
    <style:style style:name="MT12" style:family="text">
      <style:text-properties fo:color="#ffffff" style:font-name="Overpass2" fo:font-size="8pt" fo:font-weight="600" style:font-size-asian="24pt" style:font-size-complex="24pt"/>
    </style:style>
    <style:style style:name="MT13" style:family="text">
      <style:text-properties style:font-name="Overpass Light" fo:font-size="11pt" fo:language="en" fo:country="none" style:font-name-asian="Overpass Light" style:font-size-asian="11pt" style:language-asian="en" style:country-asian="none" style:font-name-complex="Overpass Light" style:font-size-complex="11pt" style:language-complex="en" style:country-complex="none"/>
    </style:style>
    <style:style style:name="MT14" style:family="text">
      <style:text-properties fo:color="#ffffff" style:font-name="Overpass2" fo:font-size="8pt" fo:font-weight="600" style:font-size-asian="14pt" style:font-size-complex="14pt"/>
    </style:style>
    <style:style style:name="MT15" style:family="text">
      <style:text-properties fo:color="#ebebeb" style:font-name="Overpass2" fo:font-size="8pt" fo:language="en" fo:country="none" fo:font-weight="600" style:font-name-asian="Overpass SemiBold" style:font-size-asian="8pt" style:language-asian="en" style:country-asian="none" style:font-name-complex="Overpass SemiBold" style:font-size-complex="8pt" style:language-complex="en" style:country-complex="none"/>
    </style:style>
    <style:style style:name="MT16" style:family="text">
      <style:text-properties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7" style:family="text">
      <style:text-properties fo:color="#ebebeb"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8" style:family="text">
      <style:text-properties fo:color="#ffffff"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9" style:family="text">
      <style:text-properties fo:color="#141414"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20" style:family="text">
      <style:text-properties style:font-name="Overpass2" fo:font-size="8pt" fo:font-weight="600"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4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TitleRed" style:page-layout-name="PM1" draw:style-name="Mdp1">
      <draw:custom-shape draw:name="Google Shape;10;p2" draw:style-name="Mgr3" draw:text-style-name="MP6" draw:layer="backgroundobjects" svg:width="4.498cm" svg:height="0.829cm" svg:x="27.966cm" svg:y="0.75cm">
        <text:list text:style-name="ML1">
          <text:list-header>
            <text:p text:style-name="MP5"><text:span text:style-name="MT2">CONFIDENTIAL </text:span><text:span text:style-name="MT3">Designator</text:span></text:p>
          </text:list-header>
        </text:list>
        <draw:enhanced-geometry svg:viewBox="0 0 21600 21600" draw:type="mso-spt202" draw:enhanced-path="M 0 0 L 21600 0 21600 21600 0 21600 0 0 Z N"/>
      </draw:custom-shape>
      <draw:frame draw:name="Google Shape;14;p2" draw:style-name="Mgr4" draw:text-style-name="MP7" draw:layer="backgroundobjects" svg:width="4.387cm" svg:height="1.036cm" svg:x="28.077cm" svg:y="17.233cm">
        <draw:image xlink:href="">
          <text:p/>
        </draw:image>
      </draw:frame>
      <draw:frame presentation:style-name="Mpr1" draw:layer="backgroundobjects" svg:width="20.689cm" svg:height="4.194cm" svg:x="5.79cm" svg:y="5.204cm" presentation:class="title">
        <draw:text-box>
          <text:p>Click to edit the title text format</text:p>
        </draw:text-box>
      </draw:frame>
      <draw:frame presentation:style-name="TitleRed-outline1" draw:layer="backgroundobjects" svg:width="20.689cm" svg:height="5.638cm" svg:x="4.318cm" svg:y="19.508cm" presentation:class="outline" presentation:placeholder="true">
        <draw:text-box/>
      </draw:frame>
      <draw:frame presentation:style-name="Mpr2" draw:text-style-name="MP9" draw:layer="backgroundobjects" svg:width="2.286cm" svg:height="0.518cm" svg:x="0.1cm" svg:y="17.018cm" presentation:class="page-number">
        <draw:text-box>
          <text:p text:style-name="MP8"><text:span text:style-name="MT4"><text:page-number>&lt;number&gt;</text:page-number></text:span></text:p>
        </draw:text-box>
      </draw:frame>
      <draw:connector draw:name="Google Shape;15;p2" draw:style-name="Mgr5" draw:text-style-name="MP7" draw:layer="backgroundobjects" draw:type="line" svg:x1="1.244cm" svg:y1="19.051cm" svg:x2="1.242cm" svg:y2="17.78cm" svg:d="M1244 19051l-2-1271" svg:viewBox="0 0 3 1272">
        <text:p/>
      </draw:connector>
      <presentation:notes style:page-layout-name="PM0">
        <draw:rect draw:style-name="Mgr6" draw:text-style-name="MP10" draw:layer="backgroundobjects" svg:width="19.05cm" svg:height="25.4cm" svg:x="0cm" svg:y="0cm">
          <text:p/>
        </draw:rect>
        <draw:page-thumbnail presentation:style-name="TitleRed-title" draw:layer="backgroundobjects" svg:width="16.934cm" svg:height="9.525cm" svg:x="1.058cm" svg:y="1.904cm" presentation:class="page"/>
        <draw:frame presentation:style-name="TitleRed-notes" draw:layer="backgroundobjects" svg:width="15.24cm" svg:height="11.43cm" svg:x="1.905cm" svg:y="12.065cm" presentation:class="notes" presentation:placeholder="true">
          <draw:text-box/>
        </draw:frame>
      </presentation:notes>
    </style:master-page>
    <style:master-page style:name="ClosingRed" style:page-layout-name="PM1" draw:style-name="Mdp1">
      <draw:custom-shape draw:name="Google Shape;19;p3" draw:style-name="Mgr3" draw:text-style-name="MP6" draw:layer="backgroundobjects" svg:width="4.498cm" svg:height="0.829cm" svg:x="27.966cm" svg:y="0.75cm">
        <text:list text:style-name="ML1">
          <text:list-header>
            <text:p text:style-name="MP5"><text:span text:style-name="MT2">CONFIDENTIAL </text:span><text:span text:style-name="MT3">Designator</text:span></text:p>
          </text:list-header>
        </text:list>
        <draw:enhanced-geometry svg:viewBox="0 0 21600 21600" draw:type="mso-spt202" draw:enhanced-path="M 0 0 L 21600 0 21600 21600 0 21600 0 0 Z N"/>
      </draw:custom-shape>
      <draw:frame draw:name="Google Shape;21;p3" draw:style-name="Mgr4" draw:text-style-name="MP7" draw:layer="backgroundobjects" svg:width="4.387cm" svg:height="1.036cm" svg:x="28.077cm" svg:y="17.233cm">
        <draw:image xlink:href="">
          <text:p/>
        </draw:image>
      </draw:frame>
      <draw:frame draw:name="Google Shape;22;p3" draw:style-name="Mgr4" draw:text-style-name="MP7" draw:layer="backgroundobjects" svg:width="1.265cm" svg:height="1.27cm" svg:x="20.501cm" svg:y="9.82cm">
        <draw:image xlink:href="">
          <text:p/>
        </draw:image>
      </draw:frame>
      <draw:frame draw:name="Google Shape;23;p3" draw:style-name="Mgr4" draw:text-style-name="MP7" draw:layer="backgroundobjects" svg:width="1.265cm" svg:height="1.265cm" svg:x="20.501cm" svg:y="7.691cm">
        <draw:image xlink:href="">
          <text:p/>
        </draw:image>
      </draw:frame>
      <draw:frame draw:name="Google Shape;24;p3" draw:style-name="Mgr4" draw:text-style-name="MP7" draw:layer="backgroundobjects" svg:width="1.265cm" svg:height="1.266cm" svg:x="20.501cm" svg:y="5.556cm">
        <draw:image xlink:href="">
          <text:p/>
        </draw:image>
      </draw:frame>
      <draw:frame draw:name="Google Shape;25;p3" draw:style-name="Mgr4" draw:text-style-name="MP7" draw:layer="backgroundobjects" svg:width="1.265cm" svg:height="1.265cm" svg:x="20.501cm" svg:y="11.955cm">
        <draw:image xlink:href="">
          <text:p/>
        </draw:image>
      </draw:frame>
      <draw:custom-shape draw:name="Google Shape;26;p3" draw:style-name="Mgr7" draw:text-style-name="MP12" draw:layer="backgroundobjects" svg:width="8.317cm" svg:height="1.266cm" svg:x="22.11cm" svg:y="5.556cm">
        <text:list text:style-name="ML1">
          <text:list-header>
            <text:p text:style-name="MP11"><text:span text:style-name="MT5">linkedin.com/company/red-hat</text:span></text:p>
          </text:list-header>
        </text:list>
        <draw:enhanced-geometry svg:viewBox="0 0 21600 21600" draw:type="mso-spt202" draw:enhanced-path="M 0 0 L 21600 0 21600 21600 0 21600 0 0 Z N"/>
      </draw:custom-shape>
      <draw:custom-shape draw:name="Google Shape;27;p3" draw:style-name="Mgr8" draw:text-style-name="MP12" draw:layer="backgroundobjects" svg:width="8.317cm" svg:height="1.265cm" svg:x="22.11cm" svg:y="7.691cm">
        <text:list text:style-name="ML1">
          <text:list-header>
            <text:p text:style-name="MP11"><text:span text:style-name="MT5">youtube.com/user/RedHatVideos</text:span></text:p>
          </text:list-header>
        </text:list>
        <draw:enhanced-geometry svg:viewBox="0 0 21600 21600" draw:type="mso-spt202" draw:enhanced-path="M 0 0 L 21600 0 21600 21600 0 21600 0 0 Z N"/>
      </draw:custom-shape>
      <draw:custom-shape draw:name="Google Shape;28;p3" draw:style-name="Mgr9" draw:text-style-name="MP12" draw:layer="backgroundobjects" svg:width="8.317cm" svg:height="1.27cm" svg:x="22.11cm" svg:y="9.82cm">
        <text:list text:style-name="ML1">
          <text:list-header>
            <text:p text:style-name="MP11"><text:span text:style-name="MT5">facebook.com/redhatinc</text:span></text:p>
          </text:list-header>
        </text:list>
        <draw:enhanced-geometry svg:viewBox="0 0 21600 21600" draw:type="mso-spt202" draw:enhanced-path="M 0 0 L 21600 0 21600 21600 0 21600 0 0 Z N"/>
      </draw:custom-shape>
      <draw:custom-shape draw:name="Google Shape;29;p3" draw:style-name="Mgr8" draw:text-style-name="MP12" draw:layer="backgroundobjects" svg:width="8.317cm" svg:height="1.265cm" svg:x="22.11cm" svg:y="11.955cm">
        <text:list text:style-name="ML1">
          <text:list-header>
            <text:p text:style-name="MP11"><text:span text:style-name="MT5">twitter.com/RedHat</text:span></text:p>
          </text:list-header>
        </text:list>
        <draw:enhanced-geometry svg:viewBox="0 0 21600 21600" draw:type="mso-spt202" draw:enhanced-path="M 0 0 L 21600 0 21600 21600 0 21600 0 0 Z N"/>
      </draw:custom-shape>
      <draw:connector draw:name="Google Shape;30;p3" draw:style-name="Mgr5" draw:text-style-name="MP7" draw:layer="backgroundobjects" draw:type="line" svg:x1="1.244cm" svg:y1="6.34cm" svg:x2="1.242cm" svg:y2="-0.002cm" svg:d="M1244 6340l-2-6342" svg:viewBox="0 0 3 6343">
        <text:p/>
      </draw:connector>
      <draw:connector draw:name="Google Shape;31;p3" draw:style-name="Mgr5" draw:text-style-name="MP7" draw:layer="backgroundobjects" draw:type="line" svg:x1="1.244cm" svg:y1="19.05cm" svg:x2="1.242cm" svg:y2="17.779cm" svg:d="M1244 19050l-2-1271" svg:viewBox="0 0 3 1272">
        <text:p/>
      </draw:connector>
      <draw:frame presentation:style-name="ClosingRed-title" draw:layer="backgroundobjects" svg:width="13.462cm" svg:height="7.112cm" svg:x="5.334cm" svg:y="19.812cm" presentation:class="title" presentation:placeholder="true">
        <draw:text-box/>
      </draw:frame>
      <draw:frame presentation:style-name="ClosingRed-outline1" draw:layer="backgroundobjects" svg:width="31.556cm" svg:height="5.997cm" svg:x="0.448cm" svg:y="20.419cm" presentation:class="outline" presentation:placeholder="true">
        <draw:text-box/>
      </draw:frame>
      <draw:frame presentation:style-name="Mpr3" draw:text-style-name="MP14" draw:layer="backgroundobjects" svg:width="2.286cm" svg:height="0.508cm" svg:x="0.102cm" svg:y="17.018cm" presentation:class="page-number">
        <draw:text-box>
          <text:p text:style-name="MP13"><text:span text:style-name="MT6"><text:page-number>&lt;number&gt;</text:page-number></text:span></text:p>
        </draw:text-box>
      </draw:frame>
      <draw:frame presentation:style-name="Mpr4" draw:text-style-name="MP16" draw:layer="backgroundobjects" svg:width="13.622cm" svg:height="5.516cm" svg:x="5.79cm" svg:y="1.579cm" presentation:class="title" presentation:user-transformed="true">
        <draw:text-box>
          <text:list text:style-name="ML4">
            <text:list-header>
              <text:p text:style-name="MP15"><text:span text:style-name="MT7">Thank you</text:span></text:p>
            </text:list-header>
          </text:list>
        </draw:text-box>
      </draw:frame>
      <presentation:notes style:page-layout-name="PM0">
        <draw:rect draw:style-name="Mgr6" draw:text-style-name="MP10" draw:layer="backgroundobjects" svg:width="19.05cm" svg:height="25.4cm" svg:x="0cm" svg:y="0cm">
          <text:p/>
        </draw:rect>
        <draw:page-thumbnail presentation:style-name="ClosingRed-title" draw:layer="backgroundobjects" svg:width="16.934cm" svg:height="9.525cm" svg:x="1.058cm" svg:y="1.904cm" presentation:class="page"/>
        <draw:frame presentation:style-name="ClosingRed-notes" draw:layer="backgroundobjects" svg:width="15.24cm" svg:height="11.43cm" svg:x="1.905cm" svg:y="12.065cm" presentation:class="notes" presentation:placeholder="true">
          <draw:text-box/>
        </draw:frame>
      </presentation:notes>
    </style:master-page>
    <style:master-page style:name="TitleBlack" style:page-layout-name="PM1" draw:style-name="Mdp2">
      <draw:custom-shape presentation:style-name="Mpr5" draw:text-style-name="MP17" draw:layer="backgroundobjects" svg:width="33.87cm" svg:height="2.794cm" svg:x="0cm" svg:y="16.256cm">
        <text:p/>
        <draw:enhanced-geometry svg:viewBox="0 0 21600 21600" draw:type="rectangle" draw:enhanced-path="M 0 0 L 21600 0 21600 21600 0 21600 0 0 Z N"/>
      </draw:custom-shape>
      <draw:frame presentation:style-name="TitleBlack-title" draw:layer="backgroundobjects" svg:width="20.701cm" svg:height="4.191cm" svg:x="5.791cm" svg:y="5.207cm" presentation:class="title" presentation:placeholder="true">
        <draw:text-box/>
      </draw:frame>
      <draw:frame presentation:style-name="TitleBlack-outline1" draw:layer="backgroundobjects" svg:width="30.482cm" svg:height="7.238cm" svg:x="4.062cm" svg:y="21.336cm" presentation:class="outline" presentation:placeholder="true">
        <draw:text-box/>
      </draw:frame>
      <draw:frame presentation:style-name="Mpr6" draw:text-style-name="MP2" draw:layer="backgroundobjects" svg:width="7.89cm" svg:height="1.907cm" svg:x="2.27cm" svg:y="20.953cm" presentation:class="date-time">
        <draw:text-box>
          <text:p text:style-name="MP1"><text:span text:style-name="MT1"><presentation:date-time/></text:span></text:p>
        </draw:text-box>
      </draw:frame>
      <draw:frame presentation:style-name="Mpr6" draw:text-style-name="MP14" draw:layer="backgroundobjects" svg:width="10.735cm" svg:height="1.313cm" svg:x="11.617cm" svg:y="20.828cm" presentation:class="footer">
        <draw:text-box>
          <text:p text:style-name="MP13"><text:span text:style-name="MT1"><presentation:footer/></text:span></text:p>
        </draw:text-box>
      </draw:frame>
      <draw:frame presentation:style-name="Mpr7" draw:text-style-name="MP13" draw:layer="backgroundobjects" svg:width="2.286cm" svg:height="0.508cm" svg:x="0.102cm" svg:y="17.028cm" presentation:class="page-number">
        <draw:text-box>
          <text:p text:style-name="MP13"><text:span text:style-name="MT6"><text:page-number>&lt;number&gt;</text:page-number></text:span></text:p>
        </draw:text-box>
      </draw:frame>
      <draw:connector draw:name="Google Shape;31;p3" draw:style-name="Mgr5" draw:text-style-name="MP7" draw:layer="backgroundobjects" draw:type="line" svg:x1="1.244cm" svg:y1="19.051cm" svg:x2="1.242cm" svg:y2="17.78cm" svg:d="M1244 19051l-2-1271" svg:viewBox="0 0 3 1272">
        <text:p/>
      </draw:connector>
      <draw:frame draw:name="Google Shape;14;p2" draw:style-name="Mgr4" draw:text-style-name="MP7" draw:layer="backgroundobjects" svg:width="4.387cm" svg:height="1.036cm" svg:x="28.133cm" svg:y="17.55cm">
        <draw:image xlink:href="">
          <text:p/>
        </draw:image>
      </draw:frame>
      <presentation:notes style:page-layout-name="PM0">
        <draw:page-thumbnail presentation:style-name="TitleBlack-title" draw:layer="backgroundobjects" svg:width="16.934cm" svg:height="9.524cm" svg:x="1.057cm" svg:y="1.93cm" presentation:class="page"/>
        <draw:frame presentation:style-name="TitleBlac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Black" style:page-layout-name="PM1" draw:style-name="Mdp3">
      <draw:custom-shape presentation:style-name="Mpr10" draw:text-style-name="MP17" draw:layer="backgroundobjects" svg:width="33.87cm" svg:height="2.794cm" svg:x="0cm" svg:y="16.256cm">
        <text:p/>
        <draw:enhanced-geometry svg:viewBox="0 0 21600 21600" draw:type="rectangle" draw:enhanced-path="M 0 0 L 21600 0 21600 21600 0 21600 0 0 Z N"/>
      </draw:custom-shape>
      <draw:custom-shape draw:name="Google Shape;44;p5" draw:style-name="Mgr3" draw:text-style-name="MP6" draw:layer="backgroundobjects" svg:width="4.498cm" svg:height="0.829cm" svg:x="27.966cm" svg:y="0.75cm">
        <text:list text:style-name="ML1">
          <text:list-header>
            <text:p text:style-name="MP5"><text:span text:style-name="MT8">CONFIDENTIAL </text:span><text:span text:style-name="MT9">Designator</text:span></text:p>
          </text:list-header>
        </text:list>
        <draw:enhanced-geometry svg:viewBox="0 0 21600 21600" draw:type="mso-spt202" draw:enhanced-path="M 0 0 L 21600 0 21600 21600 0 21600 0 0 Z N"/>
      </draw:custom-shape>
      <draw:frame draw:name="Google Shape;46;p5" draw:style-name="Mgr4" draw:text-style-name="MP7" draw:layer="backgroundobjects" svg:width="4.387cm" svg:height="1.036cm" svg:x="28.077cm" svg:y="17.233cm">
        <draw:image xlink:href="">
          <text:p/>
        </draw:image>
      </draw:frame>
      <draw:custom-shape draw:name="Google Shape;47;p5" draw:style-name="Mgr7" draw:text-style-name="MP12" draw:layer="backgroundobjects" svg:width="8.317cm" svg:height="1.266cm" svg:x="22.11cm" svg:y="5.556cm">
        <text:list text:style-name="ML1">
          <text:list-header>
            <text:p text:style-name="MP11"><text:span text:style-name="MT10">linkedin.com/company/red-hat</text:span></text:p>
          </text:list-header>
        </text:list>
        <draw:enhanced-geometry svg:viewBox="0 0 21600 21600" draw:type="mso-spt202" draw:enhanced-path="M 0 0 L 21600 0 21600 21600 0 21600 0 0 Z N"/>
      </draw:custom-shape>
      <draw:custom-shape draw:name="Google Shape;48;p5" draw:style-name="Mgr8" draw:text-style-name="MP12" draw:layer="backgroundobjects" svg:width="8.317cm" svg:height="1.265cm" svg:x="22.11cm" svg:y="7.691cm">
        <text:list text:style-name="ML1">
          <text:list-header>
            <text:p text:style-name="MP11"><text:span text:style-name="MT10">youtube.com/user/RedHatVideos</text:span></text:p>
          </text:list-header>
        </text:list>
        <draw:enhanced-geometry svg:viewBox="0 0 21600 21600" draw:type="mso-spt202" draw:enhanced-path="M 0 0 L 21600 0 21600 21600 0 21600 0 0 Z N"/>
      </draw:custom-shape>
      <draw:custom-shape draw:name="Google Shape;49;p5" draw:style-name="Mgr9" draw:text-style-name="MP12" draw:layer="backgroundobjects" svg:width="8.317cm" svg:height="1.27cm" svg:x="22.11cm" svg:y="9.82cm">
        <text:list text:style-name="ML1">
          <text:list-header>
            <text:p text:style-name="MP11"><text:span text:style-name="MT10">facebook.com/redhatinc</text:span></text:p>
          </text:list-header>
        </text:list>
        <draw:enhanced-geometry svg:viewBox="0 0 21600 21600" draw:type="mso-spt202" draw:enhanced-path="M 0 0 L 21600 0 21600 21600 0 21600 0 0 Z N"/>
      </draw:custom-shape>
      <draw:custom-shape draw:name="Google Shape;50;p5" draw:style-name="Mgr8" draw:text-style-name="MP12" draw:layer="backgroundobjects" svg:width="8.317cm" svg:height="1.265cm" svg:x="22.11cm" svg:y="11.955cm">
        <text:list text:style-name="ML1">
          <text:list-header>
            <text:p text:style-name="MP11"><text:span text:style-name="MT10">twitter.com/RedHat</text:span></text:p>
          </text:list-header>
        </text:list>
        <draw:enhanced-geometry svg:viewBox="0 0 21600 21600" draw:type="mso-spt202" draw:enhanced-path="M 0 0 L 21600 0 21600 21600 0 21600 0 0 Z N"/>
      </draw:custom-shape>
      <draw:connector draw:name="Google Shape;51;p5" draw:style-name="Mgr5" draw:text-style-name="MP7" draw:layer="backgroundobjects" draw:type="line" svg:x1="1.244cm" svg:y1="6.34cm" svg:x2="1.242cm" svg:y2="-0.002cm" svg:d="M1244 6340l-2-6342" svg:viewBox="0 0 3 6343">
        <text:p/>
      </draw:connector>
      <draw:frame draw:name="Google Shape;52;p5" draw:style-name="Mgr4" draw:text-style-name="MP7" draw:layer="backgroundobjects" svg:width="1.614cm" svg:height="1.614cm" svg:x="20.338cm" svg:y="5.23cm">
        <draw:image xlink:href="">
          <text:p/>
        </draw:image>
      </draw:frame>
      <draw:frame draw:name="Google Shape;53;p5" draw:style-name="Mgr4" draw:text-style-name="MP7" draw:layer="backgroundobjects" svg:width="1.614cm" svg:height="1.609cm" svg:x="20.338cm" svg:y="9.459cm">
        <draw:image xlink:href="">
          <text:p/>
        </draw:image>
      </draw:frame>
      <draw:frame draw:name="Google Shape;54;p5" draw:style-name="Mgr4" draw:text-style-name="MP7" draw:layer="backgroundobjects" svg:width="1.614cm" svg:height="1.614cm" svg:x="20.338cm" svg:y="7.514cm">
        <draw:image xlink:href="">
          <text:p/>
        </draw:image>
      </draw:frame>
      <draw:frame draw:name="Google Shape;55;p5" draw:style-name="Mgr4" draw:text-style-name="MP7" draw:layer="backgroundobjects" svg:width="1.614cm" svg:height="1.609cm" svg:x="20.338cm" svg:y="11.708cm">
        <draw:image xlink:href="">
          <text:p/>
        </draw:image>
      </draw:frame>
      <draw:connector draw:name="Google Shape;56;p5" draw:style-name="Mgr5" draw:text-style-name="MP7" draw:layer="backgroundobjects" draw:type="line" svg:x1="1.244cm" svg:y1="19.05cm" svg:x2="1.242cm" svg:y2="17.779cm" svg:d="M1244 19050l-2-1271" svg:viewBox="0 0 3 1272">
        <text:p/>
      </draw:connector>
      <draw:frame presentation:style-name="ClosingBlack-title" draw:layer="backgroundobjects" svg:width="31.556cm" svg:height="2.121cm" svg:x="1.524cm" svg:y="20.993cm" presentation:class="title" presentation:placeholder="true">
        <draw:text-box/>
      </draw:frame>
      <draw:frame presentation:style-name="ClosingBlack-outline1" draw:layer="backgroundobjects" svg:width="31.556cm" svg:height="6.096cm" svg:x="1.27cm" svg:y="19.812cm" presentation:class="outline" presentation:placeholder="true">
        <draw:text-box/>
      </draw:frame>
      <draw:frame presentation:style-name="Mpr11" draw:text-style-name="MP19" draw:layer="backgroundobjects" svg:width="2.286cm" svg:height="0.508cm" svg:x="0.102cm" svg:y="17.018cm" presentation:class="page-number">
        <draw:text-box>
          <text:list text:style-name="ML5">
            <text:list-header>
              <text:p text:style-name="MP18"><text:span text:style-name="MT11"><text:page-number>&lt;number&gt;</text:page-number></text:span><text:span text:style-name="MT11"><text:s/></text:span></text:p>
            </text:list-header>
          </text:list>
        </draw:text-box>
      </draw:frame>
      <draw:frame presentation:style-name="Mpr12" draw:text-style-name="MP16" draw:layer="backgroundobjects" svg:width="13.622cm" svg:height="5.516cm" svg:x="5.79cm" svg:y="1.579cm" presentation:class="title" presentation:user-transformed="true">
        <draw:text-box>
          <text:list text:style-name="ML4">
            <text:list-header>
              <text:p text:style-name="MP15"><text:span text:style-name="MT7">Thank you</text:span></text:p>
            </text:list-header>
          </text:list>
        </draw:text-box>
      </draw:frame>
      <presentation:notes style:page-layout-name="PM0">
        <draw:rect draw:style-name="Mgr6" draw:text-style-name="MP10" draw:layer="backgroundobjects" svg:width="19.05cm" svg:height="25.4cm" svg:x="0cm" svg:y="0cm">
          <text:p/>
        </draw:rect>
        <draw:page-thumbnail presentation:style-name="ClosingBlack-title" draw:layer="backgroundobjects" svg:width="16.934cm" svg:height="9.525cm" svg:x="1.058cm" svg:y="1.904cm" presentation:class="page"/>
        <draw:frame presentation:style-name="ClosingBlack-notes" draw:layer="backgroundobjects" svg:width="15.24cm" svg:height="11.43cm" svg:x="1.905cm" svg:y="12.065cm" presentation:class="notes" presentation:placeholder="true">
          <draw:text-box/>
        </draw:frame>
      </presentation:notes>
    </style:master-page>
    <style:master-page style:name="TitleIllustrated" style:page-layout-name="PM1" draw:style-name="Mdp4">
      <draw:frame draw:name="Google Shape;60;p6" draw:style-name="Mgr4" draw:text-style-name="MP7" draw:layer="backgroundobjects" svg:width="4.387cm" svg:height="1.036cm" svg:x="28.077cm" svg:y="17.233cm">
        <draw:image xlink:href="">
          <text:p/>
        </draw:image>
      </draw:frame>
      <draw:connector draw:name="Google Shape;61;p6" draw:style-name="Mgr10" draw:text-style-name="MP7" draw:layer="backgroundobjects" draw:type="line" svg:x1="1.244cm" svg:y1="19.05cm" svg:x2="1.242cm" svg:y2="17.779cm" svg:d="M1244 19050l-2-1271" svg:viewBox="0 0 3 1272">
        <text:p/>
      </draw:connector>
      <draw:frame presentation:style-name="TitleIllustrated-title" draw:layer="backgroundobjects" svg:width="15.926cm" svg:height="3.759cm" svg:x="15.723cm" svg:y="6.758cm" presentation:class="title" presentation:placeholder="true">
        <draw:text-box/>
      </draw:frame>
      <draw:frame presentation:style-name="TitleIllustrated-outline1" draw:layer="backgroundobjects" svg:width="31.556cm" svg:height="6.301cm" svg:x="2.314cm" svg:y="20.574cm" presentation:class="outline" presentation:placeholder="true">
        <draw:text-box/>
      </draw:frame>
      <draw:frame presentation:style-name="Mpr13" draw:text-style-name="MP21" draw:layer="backgroundobjects" svg:width="2.286cm" svg:height="0.508cm" svg:x="0.102cm" svg:y="17.018cm" presentation:class="page-number">
        <draw:text-box>
          <text:list text:style-name="ML5">
            <text:list-header>
              <text:p text:style-name="MP20"><text:span text:style-name="MT12"><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TitleIllustrated-title" draw:layer="backgroundobjects" svg:width="16.934cm" svg:height="9.525cm" svg:x="1.058cm" svg:y="1.904cm" presentation:class="page"/>
        <draw:frame presentation:style-name="TitleIllustrated-notes" draw:layer="backgroundobjects" svg:width="15.24cm" svg:height="11.43cm" svg:x="1.905cm" svg:y="12.065cm" presentation:class="notes" presentation:placeholder="true">
          <draw:text-box/>
        </draw:frame>
      </presentation:notes>
    </style:master-page>
    <style:master-page style:name="ClosingIllustrated" style:page-layout-name="PM1" draw:style-name="Mdp4">
      <draw:frame draw:name="Google Shape;69;p7" draw:style-name="Mgr4" draw:text-style-name="MP7" draw:layer="backgroundobjects" svg:width="4.387cm" svg:height="1.036cm" svg:x="28.077cm" svg:y="17.233cm">
        <draw:image xlink:href="">
          <text:p/>
        </draw:image>
      </draw:frame>
      <draw:connector draw:name="Google Shape;70;p7" draw:style-name="Mgr10" draw:text-style-name="MP7" draw:layer="backgroundobjects" draw:type="line" svg:x1="1.244cm" svg:y1="19.05cm" svg:x2="1.242cm" svg:y2="17.779cm" svg:d="M1244 19050l-2-1271" svg:viewBox="0 0 3 1272">
        <text:p/>
      </draw:connector>
      <draw:custom-shape draw:name="Google Shape;75;p7" draw:style-name="Mgr11" draw:text-style-name="MP12" draw:layer="backgroundobjects" svg:width="6.456cm" svg:height="0.67cm" svg:x="16.4cm" svg:y="12.969cm">
        <text:list text:style-name="ML1">
          <text:list-header>
            <text:p text:style-name="MP11"><text:span text:style-name="MT13">linkedin.com/company/red-hat</text:span></text:p>
          </text:list-header>
        </text:list>
        <draw:enhanced-geometry svg:viewBox="0 0 21600 21600" draw:type="mso-spt202" draw:enhanced-path="M 0 0 L 21600 0 21600 21600 0 21600 0 0 Z N"/>
      </draw:custom-shape>
      <draw:custom-shape draw:name="Google Shape;76;p7" draw:style-name="Mgr12" draw:text-style-name="MP12" draw:layer="backgroundobjects" svg:width="6.456cm" svg:height="0.671cm" svg:x="16.4cm" svg:y="14.371cm">
        <text:list text:style-name="ML1">
          <text:list-header>
            <text:p text:style-name="MP11"><text:span text:style-name="MT13">youtube.com/user/RedHatVideos</text:span></text:p>
          </text:list-header>
        </text:list>
        <draw:enhanced-geometry svg:viewBox="0 0 21600 21600" draw:type="mso-spt202" draw:enhanced-path="M 0 0 L 21600 0 21600 21600 0 21600 0 0 Z N"/>
      </draw:custom-shape>
      <draw:custom-shape draw:name="Google Shape;77;p7" draw:style-name="Mgr11" draw:text-style-name="MP12" draw:layer="backgroundobjects" svg:width="6.456cm" svg:height="0.67cm" svg:x="24.487cm" svg:y="12.969cm">
        <text:list text:style-name="ML1">
          <text:list-header>
            <text:p text:style-name="MP11"><text:span text:style-name="MT13">facebook.com/redhatinc</text:span></text:p>
          </text:list-header>
        </text:list>
        <draw:enhanced-geometry svg:viewBox="0 0 21600 21600" draw:type="mso-spt202" draw:enhanced-path="M 0 0 L 21600 0 21600 21600 0 21600 0 0 Z N"/>
      </draw:custom-shape>
      <draw:custom-shape draw:name="Google Shape;78;p7" draw:style-name="Mgr12" draw:text-style-name="MP12" draw:layer="backgroundobjects" svg:width="6.456cm" svg:height="0.671cm" svg:x="24.487cm" svg:y="14.371cm">
        <text:list text:style-name="ML1">
          <text:list-header>
            <text:p text:style-name="MP11"><text:span text:style-name="MT13">twitter.com/RedHat</text:span></text:p>
          </text:list-header>
        </text:list>
        <draw:enhanced-geometry svg:viewBox="0 0 21600 21600" draw:type="mso-spt202" draw:enhanced-path="M 0 0 L 21600 0 21600 21600 0 21600 0 0 Z N"/>
      </draw:custom-shape>
      <draw:frame draw:name="Google Shape;79;p7" draw:style-name="Mgr13" draw:text-style-name="MP7" draw:layer="backgroundobjects" svg:width="0.635cm" svg:height="0.671cm" svg:x="23.852cm" svg:y="14.371cm">
        <draw:image xlink:href="">
          <text:p/>
        </draw:image>
      </draw:frame>
      <draw:frame draw:name="Google Shape;80;p7" draw:style-name="Mgr14" draw:text-style-name="MP7" draw:layer="backgroundobjects" svg:width="0.635cm" svg:height="0.67cm" svg:x="23.852cm" svg:y="12.969cm">
        <draw:image xlink:href="">
          <text:p/>
        </draw:image>
      </draw:frame>
      <draw:frame draw:name="Google Shape;81;p7" draw:style-name="Mgr15" draw:text-style-name="MP7" draw:layer="backgroundobjects" svg:width="0.635cm" svg:height="0.671cm" svg:x="15.725cm" svg:y="14.371cm">
        <draw:image xlink:href="">
          <text:p/>
        </draw:image>
      </draw:frame>
      <draw:frame draw:name="Google Shape;82;p7" draw:style-name="Mgr16" draw:text-style-name="MP7" draw:layer="backgroundobjects" svg:width="0.635cm" svg:height="0.67cm" svg:x="15.725cm" svg:y="12.969cm">
        <draw:image xlink:href="">
          <text:p/>
        </draw:image>
      </draw:frame>
      <draw:frame presentation:style-name="ClosingIllustrated-title" draw:layer="backgroundobjects" svg:width="31.556cm" svg:height="2.121cm" svg:x="1.524cm" svg:y="-3.302cm" presentation:class="title" presentation:placeholder="true">
        <draw:text-box/>
      </draw:frame>
      <draw:frame presentation:style-name="ClosingIllustrated-outline1" draw:layer="backgroundobjects" svg:width="31.556cm" svg:height="7.317cm" svg:x="1.464cm" svg:y="20.828cm" presentation:class="outline" presentation:placeholder="true">
        <draw:text-box/>
      </draw:frame>
      <draw:frame presentation:style-name="Mpr14" draw:text-style-name="MP23" draw:layer="backgroundobjects" svg:width="2.286cm" svg:height="0.508cm" svg:x="0.102cm" svg:y="17.018cm" presentation:class="page-number">
        <draw:text-box>
          <text:p text:style-name="MP22"><text:span text:style-name="MT14"><text:page-number>&lt;number&gt;</text:page-number></text:span></text:p>
        </draw:text-box>
      </draw:frame>
      <presentation:notes style:page-layout-name="PM0">
        <draw:rect draw:style-name="Mgr6" draw:text-style-name="MP10" draw:layer="backgroundobjects" svg:width="19.05cm" svg:height="25.4cm" svg:x="0cm" svg:y="0cm">
          <text:p/>
        </draw:rect>
        <draw:page-thumbnail presentation:style-name="ClosingIllustrated-title" draw:layer="backgroundobjects" svg:width="16.934cm" svg:height="9.525cm" svg:x="1.058cm" svg:y="1.904cm" presentation:class="page"/>
        <draw:frame presentation:style-name="ClosingIllustrated-notes" draw:layer="backgroundobjects" svg:width="15.24cm" svg:height="11.43cm" svg:x="1.905cm" svg:y="12.065cm" presentation:class="notes" presentation:placeholder="true">
          <draw:text-box/>
        </draw:frame>
      </presentation:notes>
    </style:master-page>
    <style:master-page style:name="DIviderBlack" style:page-layout-name="PM1" draw:style-name="Mdp5">
      <draw:connector draw:name="Google Shape;85;p8" draw:style-name="Mgr5" draw:text-style-name="MP7" draw:layer="backgroundobjects" draw:type="line" svg:x1="1.244cm" svg:y1="19.05cm" svg:x2="1.242cm" svg:y2="17.779cm" svg:d="M1244 19050l-2-1271" svg:viewBox="0 0 3 1272">
        <text:p/>
      </draw:connector>
      <draw:connector draw:name="Google Shape;87;p8" draw:style-name="Mgr5" draw:text-style-name="MP7" draw:layer="backgroundobjects" draw:type="line" svg:x1="1.244cm" svg:y1="2.46cm" svg:x2="1.242cm" svg:y2="-0.002cm" svg:d="M1244 2460l-2-2462" svg:viewBox="0 0 3 2463">
        <text:p/>
      </draw:connector>
      <draw:frame draw:name="Google Shape;91;p8" draw:style-name="Mgr17" draw:text-style-name="MP7" draw:layer="backgroundobjects" svg:width="2.712cm" svg:height="0.635cm" svg:x="29.752cm" svg:y="17.537cm">
        <draw:image xlink:href="">
          <text:p/>
        </draw:image>
      </draw:frame>
      <draw:frame presentation:style-name="DIviderBlack-title" draw:layer="backgroundobjects" svg:width="17.907cm" svg:height="5.08cm" svg:x="2.54cm" svg:y="3.326cm" presentation:class="title" presentation:placeholder="true">
        <draw:text-box/>
      </draw:frame>
      <draw:frame presentation:style-name="DIviderBlack-outline1" draw:layer="backgroundobjects" svg:width="31.556cm" svg:height="4.473cm" svg:x="1.718cm" svg:y="20.419cm" presentation:class="outline" presentation:placeholder="true">
        <draw:text-box/>
      </draw:frame>
      <draw:frame presentation:style-name="Mpr15" draw:text-style-name="MP19" draw:layer="backgroundobjects" svg:width="2.286cm" svg:height="0.508cm" svg:x="0.102cm" svg:y="17.018cm" presentation:class="page-number">
        <draw:text-box>
          <text:list text:style-name="ML5">
            <text:list-header>
              <text:p text:style-name="MP18"><text:span text:style-name="MT15"><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Black-title" draw:layer="backgroundobjects" svg:width="16.934cm" svg:height="9.525cm" svg:x="1.058cm" svg:y="1.904cm" presentation:class="page"/>
        <draw:frame presentation:style-name="DIviderBlack-notes" draw:layer="backgroundobjects" svg:width="15.24cm" svg:height="11.43cm" svg:x="1.905cm" svg:y="12.065cm" presentation:class="notes" presentation:placeholder="true">
          <draw:text-box/>
        </draw:frame>
      </presentation:notes>
    </style:master-page>
    <style:master-page style:name="DividerWhite" style:page-layout-name="PM1" draw:style-name="Mdp6">
      <draw:connector draw:name="Google Shape;94;p9" draw:style-name="Mgr5" draw:text-style-name="MP7" draw:layer="backgroundobjects" draw:type="line" svg:x1="1.244cm" svg:y1="19.05cm" svg:x2="1.242cm" svg:y2="17.779cm" svg:d="M1244 19050l-2-1271" svg:viewBox="0 0 3 1272">
        <text:p/>
      </draw:connector>
      <draw:connector draw:name="Google Shape;96;p9" draw:style-name="Mgr5" draw:text-style-name="MP7" draw:layer="backgroundobjects" draw:type="line" svg:x1="1.244cm" svg:y1="2.46cm" svg:x2="1.242cm" svg:y2="-0.002cm" svg:d="M1244 2460l-2-2462" svg:viewBox="0 0 3 2463">
        <text:p/>
      </draw:connector>
      <draw:frame draw:name="Google Shape;100;p9" draw:style-name="Mgr4" draw:text-style-name="MP7" draw:layer="backgroundobjects" svg:width="2.712cm" svg:height="0.639cm" svg:x="29.752cm" svg:y="17.533cm">
        <draw:image xlink:href="">
          <text:p/>
        </draw:image>
      </draw:frame>
      <draw:frame presentation:style-name="Mpr16" draw:layer="backgroundobjects" svg:width="17.907cm" svg:height="5.08cm" svg:x="2.54cm" svg:y="3.327cm" presentation:class="title">
        <draw:text-box>
          <text:p>Click to edit the title text format</text:p>
        </draw:text-box>
      </draw:frame>
      <draw:frame presentation:style-name="DividerWhite-outline1" draw:layer="backgroundobjects" svg:width="31.556cm" svg:height="5.489cm" svg:x="2.032cm" svg:y="20.066cm" presentation:class="outline" presentation:placeholder="true">
        <draw:text-box/>
      </draw:frame>
      <draw:frame presentation:style-name="Mpr17"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White-title" draw:layer="backgroundobjects" svg:width="16.934cm" svg:height="9.525cm" svg:x="1.058cm" svg:y="1.904cm" presentation:class="page"/>
        <draw:frame presentation:style-name="DividerWhite-notes" draw:layer="backgroundobjects" svg:width="15.24cm" svg:height="11.43cm" svg:x="1.905cm" svg:y="12.065cm" presentation:class="notes" presentation:placeholder="true">
          <draw:text-box/>
        </draw:frame>
      </presentation:notes>
    </style:master-page>
    <style:master-page style:name="Divider_20_White" style:display-name="Divider White" style:page-layout-name="PM1" draw:style-name="Mdp7">
      <draw:connector draw:name="Google Shape;103;p10" draw:style-name="Mgr5" draw:text-style-name="MP7" draw:layer="backgroundobjects" draw:type="line" svg:x1="1.244cm" svg:y1="19.05cm" svg:x2="1.242cm" svg:y2="17.779cm" svg:d="M1244 19050l-2-1271" svg:viewBox="0 0 3 1272">
        <text:p/>
      </draw:connector>
      <draw:connector draw:name="Google Shape;105;p10" draw:style-name="Mgr5" draw:text-style-name="MP7" draw:layer="backgroundobjects" draw:type="line" svg:x1="1.244cm" svg:y1="2.46cm" svg:x2="1.242cm" svg:y2="-0.002cm" svg:d="M1244 2460l-2-2462" svg:viewBox="0 0 3 2463">
        <text:p/>
      </draw:connector>
      <draw:frame draw:name="Google Shape;108;p10" draw:style-name="Mgr17" draw:text-style-name="MP7" draw:layer="backgroundobjects" svg:width="2.712cm" svg:height="0.635cm" svg:x="29.752cm" svg:y="17.537cm">
        <draw:image xlink:href="">
          <text:p/>
        </draw:image>
      </draw:frame>
      <draw:frame presentation:style-name="Divider_20_White-title" draw:layer="backgroundobjects" svg:width="17.907cm" svg:height="5.08cm" svg:x="2.54cm" svg:y="3.327cm" presentation:class="title" presentation:placeholder="true">
        <draw:text-box/>
      </draw:frame>
      <draw:frame presentation:style-name="Divider_20_White-outline1" draw:layer="backgroundobjects" svg:width="31.556cm" svg:height="5.489cm" svg:x="0.448cm" svg:y="19.911cm" presentation:class="outline" presentation:placeholder="true">
        <draw:text-box/>
      </draw:frame>
      <draw:frame presentation:style-name="Mpr18"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White-title" draw:layer="backgroundobjects" svg:width="16.934cm" svg:height="9.525cm" svg:x="1.058cm" svg:y="1.904cm" presentation:class="page"/>
        <draw:frame presentation:style-name="Divider_20_White-notes" draw:layer="backgroundobjects" svg:width="15.24cm" svg:height="11.43cm" svg:x="1.905cm" svg:y="12.065cm" presentation:class="notes" presentation:placeholder="true">
          <draw:text-box/>
        </draw:frame>
      </presentation:notes>
    </style:master-page>
    <style:master-page style:name="Divider_20_Large_20_Quote_20_White" style:display-name="Divider Large Quote White" style:page-layout-name="PM1" draw:style-name="Mdp8">
      <draw:connector draw:name="Google Shape;113;p11" draw:style-name="Mgr5" draw:text-style-name="MP7" draw:layer="backgroundobjects" draw:type="line" svg:x1="1.244cm" svg:y1="19.05cm" svg:x2="1.242cm" svg:y2="17.779cm" svg:d="M1244 19050l-2-1271" svg:viewBox="0 0 3 1272">
        <text:p/>
      </draw:connector>
      <draw:frame draw:name="Google Shape;116;p11" draw:style-name="Mgr17" draw:text-style-name="MP7" draw:layer="backgroundobjects" svg:width="2.712cm" svg:height="0.635cm" svg:x="29.752cm" svg:y="17.537cm">
        <draw:image xlink:href="">
          <text:p/>
        </draw:image>
      </draw:frame>
      <draw:connector draw:name="Google Shape;118;p11" draw:style-name="Mgr5" draw:text-style-name="MP7" draw:layer="backgroundobjects" draw:type="line" svg:x1="5.767cm" svg:y1="4.594cm" svg:x2="9.63cm" svg:y2="4.596cm" svg:d="M5767 4594l3863 2" svg:viewBox="0 0 3864 3">
        <text:p/>
      </draw:connector>
      <draw:frame presentation:style-name="Divider_20_Large_20_Quote_20_White-title" draw:layer="backgroundobjects" svg:width="21.59cm" svg:height="7.963cm" svg:x="5.842cm" svg:y="6.007cm" presentation:class="title" presentation:placeholder="true">
        <draw:text-box/>
      </draw:frame>
      <draw:frame presentation:style-name="Divider_20_Large_20_Quote_20_White-outline1" draw:layer="backgroundobjects" svg:width="31.556cm" svg:height="3.965cm" svg:x="1.464cm" svg:y="20.419cm" presentation:class="outline" presentation:placeholder="true">
        <draw:text-box/>
      </draw:frame>
      <draw:frame presentation:style-name="Mpr19" draw:text-style-name="MP19" draw:layer="backgroundobjects" svg:width="2.286cm" svg:height="0.508cm" svg:x="0.102cm" svg:y="17.018cm" presentation:class="page-number">
        <draw:text-box>
          <text:list text:style-name="ML5">
            <text:list-header>
              <text:p text:style-name="MP18"><text:span text:style-name="MT17"><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White-title" draw:layer="backgroundobjects" svg:width="16.934cm" svg:height="9.525cm" svg:x="1.058cm" svg:y="1.904cm" presentation:class="page"/>
        <draw:frame presentation:style-name="Divider_20_Large_20_Quote_20_White-notes" draw:layer="backgroundobjects" svg:width="15.24cm" svg:height="11.43cm" svg:x="1.905cm" svg:y="12.065cm" presentation:class="notes" presentation:placeholder="true">
          <draw:text-box/>
        </draw:frame>
      </presentation:notes>
    </style:master-page>
    <style:master-page style:name="Divider_20_Large_20_Quote_20_Red" style:display-name="Divider Large Quote Red" style:page-layout-name="PM1" draw:style-name="Mdp9">
      <draw:connector draw:name="Google Shape;121;p12" draw:style-name="Mgr5" draw:text-style-name="MP7" draw:layer="backgroundobjects" draw:type="line" svg:x1="1.244cm" svg:y1="19.05cm" svg:x2="1.242cm" svg:y2="17.779cm" svg:d="M1244 19050l-2-1271" svg:viewBox="0 0 3 1272">
        <text:p/>
      </draw:connector>
      <draw:frame draw:name="Google Shape;123;p12" draw:style-name="Mgr17" draw:text-style-name="MP7" draw:layer="backgroundobjects" svg:width="2.712cm" svg:height="0.635cm" svg:x="29.752cm" svg:y="17.537cm">
        <draw:image xlink:href="">
          <text:p/>
        </draw:image>
      </draw:frame>
      <draw:connector draw:name="Google Shape;125;p12" draw:style-name="Mgr5" draw:text-style-name="MP7" draw:layer="backgroundobjects" draw:type="line" svg:x1="5.767cm" svg:y1="4.594cm" svg:x2="9.63cm" svg:y2="4.596cm" svg:d="M5767 4594l3863 2" svg:viewBox="0 0 3864 3">
        <text:p/>
      </draw:connector>
      <draw:connector draw:name="Google Shape;126;p12" draw:style-name="Mgr5" draw:text-style-name="MP7" draw:layer="backgroundobjects" draw:type="line" svg:x1="1.244cm" svg:y1="2.46cm" svg:x2="1.242cm" svg:y2="-0.002cm" svg:d="M1244 2460l-2-2462" svg:viewBox="0 0 3 2463">
        <text:p/>
      </draw:connector>
      <draw:frame presentation:style-name="Divider_20_Large_20_Quote_20_Red-title" draw:layer="backgroundobjects" svg:width="21.59cm" svg:height="7.976cm" svg:x="5.842cm" svg:y="5.994cm" presentation:class="title" presentation:placeholder="true">
        <draw:text-box/>
      </draw:frame>
      <draw:frame presentation:style-name="Divider_20_Large_20_Quote_20_Red-outline1" draw:layer="backgroundobjects" svg:width="26.107cm" svg:height="5.743cm" svg:x="4.627cm" svg:y="19.657cm" presentation:class="outline" presentation:placeholder="true">
        <draw:text-box/>
      </draw:frame>
      <draw:frame presentation:style-name="Mpr20"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Red-title" draw:layer="backgroundobjects" svg:width="16.934cm" svg:height="9.525cm" svg:x="1.058cm" svg:y="1.904cm" presentation:class="page"/>
        <draw:frame presentation:style-name="Divider_20_Large_20_Quote_20_Red-notes" draw:layer="backgroundobjects" svg:width="15.24cm" svg:height="11.43cm" svg:x="1.905cm" svg:y="12.065cm" presentation:class="notes" presentation:placeholder="true">
          <draw:text-box/>
        </draw:frame>
      </presentation:notes>
    </style:master-page>
    <style:master-page style:name="Divider_20_Large_20_Quote_20_Illustrated" style:display-name="Divider Large Quote Illustrated" style:page-layout-name="PM1" draw:style-name="Mdp10">
      <draw:connector draw:name="Google Shape;130;p13" draw:style-name="Mgr10" draw:text-style-name="MP7" draw:layer="backgroundobjects" draw:type="line" svg:x1="1.244cm" svg:y1="19.05cm" svg:x2="1.242cm" svg:y2="17.779cm" svg:d="M1244 19050l-2-1271" svg:viewBox="0 0 3 1272">
        <text:p/>
      </draw:connector>
      <draw:frame draw:name="Google Shape;134;p13" draw:style-name="Mgr4" draw:text-style-name="MP7" draw:layer="backgroundobjects" svg:width="2.712cm" svg:height="0.639cm" svg:x="29.752cm" svg:y="17.533cm">
        <draw:image xlink:href="">
          <text:p/>
        </draw:image>
      </draw:frame>
      <draw:frame presentation:style-name="Divider_20_Large_20_Quote_20_Illustrated-title" draw:layer="backgroundobjects" svg:width="13.995cm" svg:height="10.77cm" svg:x="15.748cm" svg:y="4.547cm" presentation:class="title" presentation:placeholder="true">
        <draw:text-box/>
      </draw:frame>
      <draw:frame presentation:style-name="Divider_20_Large_20_Quote_20_Illustrated-outline1" draw:layer="backgroundobjects" svg:width="25.091cm" svg:height="1.933cm" svg:x="6.405cm" svg:y="19.403cm" presentation:class="outline" presentation:placeholder="true">
        <draw:text-box/>
      </draw:frame>
      <draw:frame presentation:style-name="Mpr21" draw:text-style-name="MP19" draw:layer="backgroundobjects" svg:width="2.286cm" svg:height="0.508cm" svg:x="0.102cm" svg:y="17.018cm" presentation:class="page-number">
        <draw:text-box>
          <text:list text:style-name="ML5">
            <text:list-header>
              <text:p text:style-name="MP18"><text:span text:style-name="MT18"><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Illustrated-title" draw:layer="backgroundobjects" svg:width="16.934cm" svg:height="9.525cm" svg:x="1.058cm" svg:y="1.904cm" presentation:class="page"/>
        <draw:frame presentation:style-name="Divider_20_Large_20_Quote_20_Illustrated-notes" draw:layer="backgroundobjects" svg:width="15.24cm" svg:height="11.43cm" svg:x="1.905cm" svg:y="12.065cm" presentation:class="notes" presentation:placeholder="true">
          <draw:text-box/>
        </draw:frame>
      </presentation:notes>
    </style:master-page>
    <style:master-page style:name="Interior_20_White" style:display-name="Interior White" style:page-layout-name="PM1" draw:style-name="Mdp11">
      <office:forms form:automatic-focus="false" form:apply-design-mode="false"/>
      <draw:connector draw:name="Google Shape;137;p14" draw:style-name="Mgr5" draw:text-style-name="MP7" draw:layer="backgroundobjects" draw:type="line" svg:x1="1.244cm" svg:y1="2.46cm" svg:x2="1.242cm" svg:y2="-0.002cm" svg:d="M1244 2460l-2-2462" svg:viewBox="0 0 3 2463">
        <text:p/>
      </draw:connector>
      <draw:connector draw:name="Google Shape;139;p14" draw:style-name="Mgr5" draw:text-style-name="MP7" draw:layer="backgroundobjects" draw:type="line" svg:x1="1.244cm" svg:y1="19.05cm" svg:x2="1.242cm" svg:y2="17.779cm" svg:d="M1244 19050l-2-1271" svg:viewBox="0 0 3 1272">
        <text:p/>
      </draw:connector>
      <draw:frame draw:name="Google Shape;142;p14" draw:style-name="Mgr17" draw:text-style-name="MP7" draw:layer="backgroundobjects" svg:width="2.712cm" svg:height="0.635cm" svg:x="29.752cm" svg:y="17.537cm">
        <draw:image xlink:href="Pictures/1000020100000132000000484D212DDD8036A834.png" xlink:type="simple" xlink:show="embed" xlink:actuate="onLoad">
          <text:p/>
        </draw:image>
      </draw:frame>
      <draw:frame presentation:style-name="Mpr22" draw:layer="backgroundobjects" svg:width="24.13cm" svg:height="2.692cm" svg:x="4.877cm" svg:y="2.616cm" presentation:class="title">
        <draw:text-box>
          <text:p>Click to edit the title text format</text:p>
        </draw:text-box>
      </draw:frame>
      <draw:frame presentation:style-name="Interior_20_White-outline1" draw:layer="backgroundobjects" svg:width="31.556cm" svg:height="3.556cm" svg:x="1.155cm" svg:y="20.066cm" presentation:class="outline" presentation:placeholder="true">
        <draw:text-box/>
      </draw:frame>
      <draw:frame presentation:style-name="Mpr23" draw:text-style-name="MP19" draw:layer="backgroundobjects" svg:width="2.286cm" svg:height="0.518cm" svg:x="0.102cm" svg:y="17.018cm" presentation:class="page-number">
        <draw:text-box>
          <text:list text:style-name="ML5">
            <text:list-header>
              <text:p text:style-name="MP18"><text:span text:style-name="MT19"><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Interior_20_White-title" draw:layer="backgroundobjects" svg:width="16.934cm" svg:height="9.525cm" svg:x="1.058cm" svg:y="1.904cm" presentation:class="page"/>
        <draw:frame presentation:style-name="Interior_20_White-notes" draw:layer="backgroundobjects" svg:width="15.24cm" svg:height="11.43cm" svg:x="1.905cm" svg:y="12.065cm" presentation:class="notes" presentation:placeholder="true">
          <draw:text-box/>
        </draw:frame>
      </presentation:notes>
    </style:master-page>
    <style:master-page style:name="Interior_20_White_20_2" style:display-name="Interior White 2" style:page-layout-name="PM1" draw:style-name="Mdp12">
      <draw:frame presentation:style-name="Interior_20_White_20_2-title" draw:layer="backgroundobjects" svg:width="30.482cm" svg:height="3.18cm" svg:x="1.693cm" svg:y="-4.704cm" presentation:class="title" presentation:placeholder="true">
        <draw:text-box/>
      </draw:frame>
      <draw:frame presentation:style-name="Interior_20_White_20_2-outline1" draw:layer="backgroundobjects" svg:width="30.482cm" svg:height="4.583cm" svg:x="1.693cm" svg:y="20.563cm" presentation:class="outline" presentation:placeholder="true">
        <draw:text-box/>
      </draw:frame>
      <draw:frame presentation:style-name="Mpr24" draw:text-style-name="MP2" draw:layer="backgroundobjects" svg:width="7.89cm" svg:height="1.313cm" svg:x="1.523cm" svg:y="20.023cm" presentation:class="date-time">
        <draw:text-box>
          <text:p text:style-name="MP1"><text:span text:style-name="MT1"><presentation:date-time/></text:span></text:p>
        </draw:text-box>
      </draw:frame>
      <draw:frame presentation:style-name="Mpr24" draw:text-style-name="MP14" draw:layer="backgroundobjects" svg:width="10.735cm" svg:height="1.313cm" svg:x="11.413cm" svg:y="20.023cm" presentation:class="footer">
        <draw:text-box>
          <text:p text:style-name="MP13"><text:span text:style-name="MT1"><presentation:footer/></text:span></text:p>
        </draw:text-box>
      </draw:frame>
      <draw:frame presentation:style-name="Mpr24" draw:text-style-name="MP4" draw:layer="backgroundobjects" svg:width="7.89cm" svg:height="1.313cm" svg:x="24.114cm" svg:y="20.023cm" presentation:class="page-number">
        <draw:text-box>
          <text:p text:style-name="MP3"><text:span text:style-name="MT1"><text:page-number>&lt;number&gt;</text:page-number></text:span></text:p>
        </draw:text-box>
      </draw:frame>
      <draw:connector draw:name="Google Shape;137;p14" draw:style-name="Mgr5" draw:text-style-name="MP7" draw:layer="backgroundobjects" draw:type="line" svg:x1="1.237cm" svg:y1="2.46cm" svg:x2="1.235cm" svg:y2="-0.002cm" svg:d="M1237 2460l-2-2462" svg:viewBox="0 0 3 2463">
        <text:p/>
      </draw:connector>
      <draw:connector draw:name="Google Shape;139;p14" draw:style-name="Mgr5" draw:text-style-name="MP7" draw:layer="backgroundobjects" draw:type="line" svg:x1="1.237cm" svg:y1="19.05cm" svg:x2="1.235cm" svg:y2="17.779cm" svg:d="M1237 19050l-2-1271" svg:viewBox="0 0 3 1272">
        <text:p/>
      </draw:connector>
      <draw:frame draw:name="Google Shape;142;p14" draw:style-name="Mgr17" draw:text-style-name="MP7" draw:layer="backgroundobjects" svg:width="2.712cm" svg:height="0.635cm" svg:x="29.745cm" svg:y="17.537cm">
        <draw:image xlink:href="">
          <text:p/>
        </draw:image>
      </draw:frame>
      <draw:frame presentation:style-name="Mpr25" draw:text-style-name="MP9" draw:layer="backgroundobjects" svg:width="2.286cm" svg:height="0.518cm" svg:x="0.1cm" svg:y="17.018cm">
        <draw:text-box>
          <text:list text:style-name="ML5">
            <text:list-header>
              <text:p text:style-name="MP17"><text:span text:style-name="MT20"><text:page-number>&lt;number&gt;</text:page-number></text:span></text:p>
            </text:list-header>
          </text:list>
        </draw:text-box>
      </draw:frame>
      <presentation:notes style:page-layout-name="PM0">
        <draw:page-thumbnail presentation:style-name="Interior_20_White_20_2-title" draw:layer="backgroundobjects" svg:width="16.934cm" svg:height="9.524cm" svg:x="1.057cm" svg:y="1.93cm" presentation:class="page"/>
        <draw:frame presentation:style-name="Interior_20_White_20_2-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nterior_20_Black" style:display-name="Interior Black" style:page-layout-name="PM1" draw:style-name="Mdp2">
      <draw:frame presentation:style-name="Interior_20_Black-title" draw:layer="backgroundobjects" svg:width="30.482cm" svg:height="3.18cm" svg:x="1.778cm" svg:y="-4.45cm" presentation:class="title" presentation:placeholder="true">
        <draw:text-box/>
      </draw:frame>
      <draw:frame presentation:style-name="Interior_20_Black-outline1" draw:layer="backgroundobjects" svg:width="30.482cm" svg:height="4.837cm" svg:x="1.778cm" svg:y="21.125cm" presentation:class="outline" presentation:placeholder="true">
        <draw:text-box/>
      </draw:frame>
      <draw:frame presentation:style-name="Mpr28" draw:text-style-name="MP2" draw:layer="backgroundobjects" svg:width="7.89cm" svg:height="1.313cm" svg:x="1.693cm" svg:y="19.769cm" presentation:class="date-time">
        <draw:text-box>
          <text:p text:style-name="MP1"><text:span text:style-name="MT1"><presentation:date-time/></text:span></text:p>
        </draw:text-box>
      </draw:frame>
      <draw:frame presentation:style-name="Mpr28" draw:text-style-name="MP14" draw:layer="backgroundobjects" svg:width="10.735cm" svg:height="1.313cm" svg:x="11.583cm" svg:y="19.769cm" presentation:class="footer">
        <draw:text-box>
          <text:p text:style-name="MP13"><text:span text:style-name="MT1"><presentation:footer/></text:span></text:p>
        </draw:text-box>
      </draw:frame>
      <draw:frame presentation:style-name="Mpr29" draw:text-style-name="MP14" draw:layer="backgroundobjects" svg:width="2.286cm" svg:height="0.559cm" svg:x="0.102cm" svg:y="17.018cm" presentation:class="page-number">
        <draw:text-box>
          <text:list text:style-name="ML5">
            <text:list-header>
              <text:p text:style-name="MP13"><text:span text:style-name="MT20"><text:page-number>&lt;number&gt;</text:page-number></text:span></text:p>
            </text:list-header>
          </text:list>
        </draw:text-box>
      </draw:frame>
      <draw:connector draw:name="Google Shape;146;p15" draw:style-name="Mgr5" draw:text-style-name="MP7" draw:layer="backgroundobjects" draw:type="line" svg:x1="1.237cm" svg:y1="2.46cm" svg:x2="1.235cm" svg:y2="-0.002cm" svg:d="M1237 2460l-2-2462" svg:viewBox="0 0 3 2463">
        <text:p/>
      </draw:connector>
      <draw:connector draw:name="Google Shape;148;p15" draw:style-name="Mgr5" draw:text-style-name="MP7" draw:layer="backgroundobjects" draw:type="line" svg:x1="1.237cm" svg:y1="19.05cm" svg:x2="1.235cm" svg:y2="17.779cm" svg:d="M1237 19050l-2-1271" svg:viewBox="0 0 3 1272">
        <text:p/>
      </draw:connector>
      <draw:frame draw:name="Google Shape;152;p15" draw:style-name="Mgr4" draw:text-style-name="MP7" draw:layer="backgroundobjects" svg:width="2.712cm" svg:height="0.639cm" svg:x="29.745cm" svg:y="17.533cm">
        <draw:image xlink:href="">
          <text:p/>
        </draw:image>
      </draw:frame>
      <presentation:notes style:page-layout-name="PM0">
        <draw:page-thumbnail presentation:style-name="Interior_20_Black-title" draw:layer="backgroundobjects" svg:width="16.934cm" svg:height="9.524cm" svg:x="1.057cm" svg:y="1.93cm" presentation:class="page"/>
        <draw:frame presentation:style-name="Interior_20_Black-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H_BRAND_006072_02_MECH_CorpPresTemplate_jp</dc:title>
    <meta:editing-cycles>113</meta:editing-cycles>
    <meta:editing-duration>P20DT19H39M50S</meta:editing-duration>
    <meta:generator>LibreOffice/6.0.6.1$Linux_X86_64 LibreOffice_project/00$Build-1</meta:generator>
    <meta:creation-date>2020-09-18T17:28:24.814157049</meta:creation-date>
    <dc:date>2020-11-19T13:13:59.293979188</dc:date>
    <meta:document-statistic meta:object-count="233"/>
  </office:meta>
</office:document-meta>
</file>